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8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"/>
  <manifest:file-entry manifest:full-path="ObjectReplacements/Object 4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"/>
  <manifest:file-entry manifest:full-path="ObjectReplacements/Object 4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1" manifest:media-type="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"/>
  <manifest:file-entry manifest:full-path="ObjectReplacements/Object 8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"/>
  <manifest:file-entry manifest:full-path="ObjectReplacements/Object 11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8" manifest:media-type="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"/>
  <manifest:file-entry manifest:full-path="ObjectReplacements/Object 100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4" manifest:media-type=""/>
  <manifest:file-entry manifest:full-path="ObjectReplacements/Object 6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6" manifest:media-type=""/>
  <manifest:file-entry manifest:full-path="ObjectReplacements/Object 6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5" manifest:media-type=""/>
  <manifest:file-entry manifest:full-path="ObjectReplacements/Object 6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0" manifest:media-type=""/>
  <manifest:file-entry manifest:full-path="ObjectReplacements/Object 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92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">
      <style:paragraph-properties fo:text-align="start" style:justify-single-word="false" style:page-number="auto" fo:keep-with-next="always"/>
      <style:text-properties style:font-name="Noto Sans"/>
    </style:style>
    <style:style style:name="P2" style:family="paragraph" style:parent-style-name="Heading_20_3" style:master-page-name="">
      <style:paragraph-properties fo:text-align="start" style:justify-single-word="false" style:page-number="auto" fo:keep-with-next="always"/>
      <style:text-properties style:font-name="Noto Sans"/>
    </style:style>
    <style:style style:name="P3" style:family="paragraph" style:parent-style-name="Standard" style:master-page-name="">
      <style:paragraph-properties fo:text-align="start" style:justify-single-word="false" style:page-number="auto" fo:keep-with-next="always"/>
      <style:text-properties style:font-name="Noto Sans" officeooo:rsid="00836248" officeooo:paragraph-rsid="00836248"/>
    </style:style>
    <style:style style:name="P4" style:family="paragraph" style:parent-style-name="Heading_20_2">
      <style:text-properties fo:color="#000000" style:font-name="Noto Sans"/>
    </style:style>
    <style:style style:name="P5" style:family="paragraph" style:parent-style-name="Heading_20_2">
      <style:text-properties style:font-name="Noto Sans"/>
    </style:style>
    <style:style style:name="P6" style:family="paragraph" style:parent-style-name="Heading_20_1">
      <style:text-properties style:font-name="Noto Sans"/>
    </style:style>
    <style:style style:name="P7" style:family="paragraph" style:parent-style-name="Heading_20_3">
      <style:text-properties style:font-name="Noto Sans"/>
    </style:style>
    <style:style style:name="P8" style:family="paragraph" style:parent-style-name="Heading_20_3">
      <style:text-properties style:font-name="Noto Sans" officeooo:paragraph-rsid="00356601"/>
    </style:style>
    <style:style style:name="P9" style:family="paragraph" style:parent-style-name="Standard">
      <style:paragraph-properties fo:text-align="center" style:justify-single-word="false"/>
      <style:text-properties fo:color="#000000" style:font-name="Noto Sans" fo:font-size="13pt" fo:letter-spacing="normal" fo:font-style="normal" fo:font-weight="normal" officeooo:rsid="006395e6" officeooo:paragraph-rsid="006395e6" style:font-size-asian="13pt" style:font-style-asian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Noto Sans" fo:font-size="13pt" fo:letter-spacing="normal" fo:font-style="normal" fo:font-weight="normal" officeooo:rsid="00641557" officeooo:paragraph-rsid="00641557" style:font-size-asian="13pt" style:font-style-asian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" fo:font-size="13pt" fo:letter-spacing="normal" fo:font-style="normal" fo:font-weight="bold" officeooo:rsid="00628075" officeooo:paragraph-rsid="00628075" style:font-size-asian="13pt" style:font-style-asian="normal" style:font-weight-asian="bold" style:font-weight-complex="bold"/>
    </style:style>
    <style:style style:name="P12" style:family="paragraph" style:parent-style-name="Standard">
      <style:text-properties style:font-name="Noto Sans"/>
    </style:style>
    <style:style style:name="P13" style:family="paragraph" style:parent-style-name="Standard">
      <style:text-properties style:font-name="Noto Sans" officeooo:rsid="004b44fd" officeooo:paragraph-rsid="004b44fd"/>
    </style:style>
    <style:style style:name="P14" style:family="paragraph" style:parent-style-name="Standard">
      <style:paragraph-properties fo:text-align="center" style:justify-single-word="false"/>
      <style:text-properties style:font-name="Noto Sans"/>
    </style:style>
    <style:style style:name="P15" style:family="paragraph" style:parent-style-name="Standard">
      <style:paragraph-properties fo:text-align="center" style:justify-single-word="false"/>
      <style:text-properties style:font-name="Noto Sans" officeooo:paragraph-rsid="0020d7cf"/>
    </style:style>
    <style:style style:name="P16" style:family="paragraph" style:parent-style-name="Standard">
      <style:paragraph-properties fo:text-align="center" style:justify-single-word="false"/>
      <style:text-properties style:font-name="Noto Sans" officeooo:paragraph-rsid="006c1547"/>
    </style:style>
    <style:style style:name="P17" style:family="paragraph" style:parent-style-name="Standard">
      <style:text-properties style:font-name="Noto Sans" officeooo:paragraph-rsid="0047e108"/>
    </style:style>
    <style:style style:name="P18" style:family="paragraph" style:parent-style-name="Standard">
      <style:paragraph-properties fo:text-align="start" style:justify-single-word="false"/>
      <style:text-properties style:font-name="Noto Sans" fo:font-weight="normal" officeooo:rsid="001f0633" officeooo:paragraph-rsid="0035660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" fo:font-weight="normal" officeooo:rsid="00599638" officeooo:paragraph-rsid="0059963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" fo:font-weight="normal" officeooo:rsid="006395e6" officeooo:paragraph-rsid="00658ca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" fo:font-weight="normal" officeooo:rsid="006395e6" officeooo:paragraph-rsid="006395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ans" fo:font-weight="normal" officeooo:rsid="00658caa" officeooo:paragraph-rsid="00658caa" style:font-weight-asian="normal" style:font-weight-complex="normal"/>
    </style:style>
    <style:style style:name="P23" style:family="paragraph" style:parent-style-name="Standard">
      <style:text-properties style:font-name="Noto Sans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Noto Sans" fo:font-weight="bold" officeooo:rsid="001f0633" officeooo:paragraph-rsid="0035660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Noto Sans" fo:font-weight="bold" officeooo:rsid="0056565f" officeooo:paragraph-rsid="0056565f" style:font-weight-asian="bold" style:font-weight-complex="bold"/>
    </style:style>
    <style:style style:name="P26" style:family="paragraph" style:parent-style-name="Standard">
      <style:text-properties style:font-name="Noto Sans" officeooo:paragraph-rsid="0020d7cf"/>
    </style:style>
    <style:style style:name="P27" style:family="paragraph" style:parent-style-name="Standard">
      <style:text-properties style:font-name="Noto Sans" officeooo:rsid="0020d7cf" officeooo:paragraph-rsid="0020d7cf"/>
    </style:style>
    <style:style style:name="P28" style:family="paragraph" style:parent-style-name="Standard">
      <style:paragraph-properties fo:text-align="start" style:justify-single-word="false"/>
      <style:text-properties style:font-name="Noto Sans" officeooo:rsid="0040edad" officeooo:paragraph-rsid="0041c47b"/>
    </style:style>
    <style:style style:name="P29" style:family="paragraph" style:parent-style-name="Standard">
      <style:paragraph-properties fo:text-align="start" style:justify-single-word="false"/>
      <style:text-properties style:font-name="Noto Sans" officeooo:rsid="0040edad" officeooo:paragraph-rsid="0040edad"/>
    </style:style>
    <style:style style:name="P30" style:family="paragraph" style:parent-style-name="Standard">
      <style:text-properties style:font-name="Noto Sans" officeooo:rsid="0040edad" officeooo:paragraph-rsid="0040edad"/>
    </style:style>
    <style:style style:name="P31" style:family="paragraph" style:parent-style-name="Standard">
      <style:paragraph-properties fo:text-align="center" style:justify-single-word="false"/>
      <style:text-properties style:font-name="Noto Sans" officeooo:rsid="0040edad" officeooo:paragraph-rsid="0040edad"/>
    </style:style>
    <style:style style:name="P32" style:family="paragraph" style:parent-style-name="Standard">
      <style:paragraph-properties fo:text-align="start" style:justify-single-word="false"/>
      <style:text-properties style:font-name="Noto Sans"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Noto Sans"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Noto Sans"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Noto Sans"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Noto Sans" fo:font-style="normal" officeooo:rsid="00287e3f" officeooo:paragraph-rsid="0034de0b" style:font-style-asian="normal" style:font-style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3.646cm"/>
        </style:tab-stops>
      </style:paragraph-properties>
      <style:text-properties style:font-name="Noto Sans" fo:font-style="normal" officeooo:rsid="00287e3f" officeooo:paragraph-rsid="0034de0b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Noto Sans" fo:font-style="normal" officeooo:rsid="002a8656" officeooo:paragraph-rsid="0034de0b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Noto Sans" fo:font-style="normal" officeooo:rsid="002a8656" officeooo:paragraph-rsid="0034de0b" style:font-style-asian="normal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Noto Sans" fo:font-style="normal" officeooo:rsid="0042bb6e" officeooo:paragraph-rsid="0042bb6e" style:font-style-asian="normal" style:font-style-complex="normal"/>
    </style:style>
    <style:style style:name="P41" style:family="paragraph" style:parent-style-name="Standard">
      <style:text-properties style:font-name="Noto Sans" officeooo:paragraph-rsid="0034de0b"/>
    </style:style>
    <style:style style:name="P42" style:family="paragraph" style:parent-style-name="Standard">
      <style:text-properties style:font-name="Noto Sans" officeooo:rsid="002220cf" officeooo:paragraph-rsid="0034de0b"/>
    </style:style>
    <style:style style:name="P43" style:family="paragraph" style:parent-style-name="Standard">
      <style:text-properties style:font-name="Noto Sans" fo:font-size="12pt" fo:font-weight="bold" officeooo:rsid="001d80ca" officeooo:paragraph-rsid="0034de0b" style:font-size-asian="12pt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Noto Sans" fo:font-size="12pt" fo:font-weight="bold" officeooo:rsid="005b0e98" officeooo:paragraph-rsid="0060c6c6" style:font-size-asian="12pt" style:font-weight-asian="bold" style:font-weight-complex="bold"/>
    </style:style>
    <style:style style:name="P45" style:family="paragraph" style:parent-style-name="Standard">
      <style:text-properties style:font-name="Noto Sans" fo:font-size="12pt" fo:font-style="italic" fo:font-weight="normal" officeooo:rsid="00287e3f" officeooo:paragraph-rsid="0034de0b" style:font-size-asian="12pt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Noto Sans" fo:font-size="12pt" fo:font-style="normal" fo:font-weight="normal" officeooo:rsid="005bf515" officeooo:paragraph-rsid="005bf515" style:font-size-asian="12pt" style:font-style-asian="normal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Noto Sans" fo:font-size="12pt" fo:font-style="normal" fo:font-weight="normal" officeooo:rsid="005b0e98" officeooo:paragraph-rsid="005b0e98" style:font-size-asian="12pt" style:font-style-asian="normal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Noto Sans" fo:font-size="12pt" fo:font-style="normal" fo:font-weight="normal" officeooo:rsid="005c78ae" officeooo:paragraph-rsid="005c78ae" style:font-size-asian="12pt" style:font-style-asian="normal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Noto Sans" fo:font-size="12pt" fo:font-style="normal" fo:font-weight="normal" officeooo:rsid="005cfe2d" officeooo:paragraph-rsid="005cfe2d" style:font-size-asian="12pt" style:font-style-asian="normal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5b0e98" officeooo:paragraph-rsid="005b0e98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683bf3" officeooo:paragraph-rsid="00683bf3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60c6c6" officeooo:paragraph-rsid="0060c6c6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Noto Sans" fo:font-size="12pt" fo:font-weight="normal" officeooo:rsid="005bf515" officeooo:paragraph-rsid="005bf515" style:font-size-asian="12pt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Noto Sans" fo:font-size="12pt" fo:font-weight="normal" officeooo:rsid="005bf515" officeooo:paragraph-rsid="005bf515" style:font-size-asian="12p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Noto Sans" fo:font-size="12pt" fo:font-weight="normal" officeooo:rsid="005c75ec" officeooo:paragraph-rsid="005c78ae" style:font-size-asian="12pt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Noto Sans" fo:font-size="12pt" fo:font-weight="normal" officeooo:rsid="005c75ec" officeooo:paragraph-rsid="005c75ec" style:font-size-asian="12pt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Noto Sans" fo:font-size="12pt" fo:font-weight="normal" officeooo:rsid="005c78ae" officeooo:paragraph-rsid="005c78ae" style:font-size-asian="12pt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Noto Sans" fo:font-size="12pt" fo:font-weight="normal" officeooo:rsid="005cfe2d" officeooo:paragraph-rsid="005cfe2d" style:font-size-asian="12pt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Noto Sans" fo:font-size="12pt" fo:font-weight="normal" officeooo:rsid="005cfe2d" officeooo:paragraph-rsid="005cfe2d" style:font-size-asian="12pt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Noto Sans" fo:font-size="12pt" officeooo:rsid="007fc267" officeooo:paragraph-rsid="007fc267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Noto Sans" fo:font-size="12pt" officeooo:rsid="007fc267" officeooo:paragraph-rsid="007fc267" style:font-size-asian="12pt" style:font-size-complex="12pt"/>
    </style:style>
    <style:style style:name="P62" style:family="paragraph" style:parent-style-name="Standard">
      <style:text-properties style:font-name="Noto Sans" officeooo:rsid="00235ccc" officeooo:paragraph-rsid="0034de0b"/>
    </style:style>
    <style:style style:name="P63" style:family="paragraph" style:parent-style-name="Standard">
      <style:paragraph-properties fo:text-align="center" style:justify-single-word="false"/>
      <style:text-properties style:font-name="Noto Sans" officeooo:rsid="00235ccc" officeooo:paragraph-rsid="0034de0b"/>
    </style:style>
    <style:style style:name="P64" style:family="paragraph" style:parent-style-name="Standard">
      <style:paragraph-properties fo:text-align="start" style:justify-single-word="false"/>
      <style:text-properties style:font-name="Noto Sans" officeooo:rsid="00235ccc" officeooo:paragraph-rsid="0034de0b"/>
    </style:style>
    <style:style style:name="P65" style:family="paragraph" style:parent-style-name="Standard">
      <style:paragraph-properties fo:text-align="start" style:justify-single-word="false"/>
      <style:text-properties style:font-name="Noto Sans" fo:font-style="italic" officeooo:rsid="00287e3f" officeooo:paragraph-rsid="0034de0b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style:font-name="Noto Sans" officeooo:rsid="0042bb6e" officeooo:paragraph-rsid="0042bb6e"/>
    </style:style>
    <style:style style:name="P67" style:family="paragraph" style:parent-style-name="Standard">
      <style:text-properties style:font-name="Noto Sans" officeooo:paragraph-rsid="0055df92"/>
    </style:style>
    <style:style style:name="P68" style:family="paragraph" style:parent-style-name="Standard">
      <style:text-properties style:font-name="Noto Sans" officeooo:rsid="0055df92" officeooo:paragraph-rsid="0055df92"/>
    </style:style>
    <style:style style:name="P69" style:family="paragraph" style:parent-style-name="Standard">
      <style:paragraph-properties fo:text-align="center" style:justify-single-word="false"/>
      <style:text-properties style:font-name="Noto Sans" officeooo:rsid="0055df92" officeooo:paragraph-rsid="0055df92"/>
    </style:style>
    <style:style style:name="P70" style:family="paragraph" style:parent-style-name="Standard">
      <style:paragraph-properties fo:text-align="start" style:justify-single-word="false"/>
      <style:text-properties style:font-name="Noto Sans" officeooo:rsid="0055df92" officeooo:paragraph-rsid="0055df92"/>
    </style:style>
    <style:style style:name="P71" style:family="paragraph" style:parent-style-name="Standard">
      <style:paragraph-properties fo:text-align="start" style:justify-single-word="false"/>
      <style:text-properties style:font-name="Noto Sans" officeooo:rsid="005632aa" officeooo:paragraph-rsid="005632aa"/>
    </style:style>
    <style:style style:name="P72" style:family="paragraph" style:parent-style-name="Standard">
      <style:paragraph-properties fo:text-align="start" style:justify-single-word="false"/>
      <style:text-properties style:font-name="Noto Sans" officeooo:rsid="0056565f" officeooo:paragraph-rsid="0056565f"/>
    </style:style>
    <style:style style:name="P73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rsid="00599638" officeooo:paragraph-rsid="00599638" style:font-size-asian="11pt" style:font-style-asian="normal" style:font-weight-asian="normal"/>
    </style:style>
    <style:style style:name="P74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paragraph-rsid="00584167" style:font-size-asian="11pt" style:font-style-asian="normal" style:font-weight-asian="normal"/>
    </style:style>
    <style:style style:name="P75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rsid="00813d4c" officeooo:paragraph-rsid="00813d4c" style:font-size-asian="11pt" style:font-style-asian="normal" style:font-weight-asian="normal"/>
    </style:style>
    <style:style style:name="P76" style:family="paragraph" style:parent-style-name="Standard">
      <style:paragraph-properties fo:text-align="start" style:justify-single-word="false"/>
      <style:text-properties style:font-name="Noto Sans" officeooo:rsid="0066a8d0" officeooo:paragraph-rsid="006fa20d"/>
    </style:style>
    <style:style style:name="P77" style:family="paragraph" style:parent-style-name="Standard">
      <style:paragraph-properties fo:text-align="center" style:justify-single-word="false"/>
      <style:text-properties style:font-name="Noto Sans" officeooo:rsid="0066a8d0" officeooo:paragraph-rsid="006fa20d"/>
    </style:style>
    <style:style style:name="P78" style:family="paragraph" style:parent-style-name="Standard">
      <style:paragraph-properties fo:text-align="start" style:justify-single-word="false"/>
      <style:text-properties style:font-name="Noto Sans" officeooo:rsid="006afdca" officeooo:paragraph-rsid="006afdca"/>
    </style:style>
    <style:style style:name="P79" style:family="paragraph" style:parent-style-name="Standard">
      <style:paragraph-properties fo:text-align="center" style:justify-single-word="false"/>
      <style:text-properties style:font-name="Noto Sans" officeooo:rsid="006afdca" officeooo:paragraph-rsid="006afdca"/>
    </style:style>
    <style:style style:name="P80" style:family="paragraph" style:parent-style-name="Standard">
      <style:text-properties style:font-name="Noto Sans" officeooo:rsid="00628075" officeooo:paragraph-rsid="00628075"/>
    </style:style>
    <style:style style:name="P81" style:family="paragraph" style:parent-style-name="Standard">
      <style:paragraph-properties fo:text-align="center" style:justify-single-word="false"/>
      <style:text-properties style:font-name="Noto Sans" officeooo:rsid="00628075" officeooo:paragraph-rsid="00628075"/>
    </style:style>
    <style:style style:name="P82" style:family="paragraph" style:parent-style-name="Standard">
      <style:paragraph-properties fo:text-align="center" style:justify-single-word="false"/>
      <style:text-properties style:font-name="Noto Sans" officeooo:rsid="00628075" officeooo:paragraph-rsid="006395e6"/>
    </style:style>
    <style:style style:name="P83" style:family="paragraph" style:parent-style-name="Standard">
      <style:paragraph-properties fo:text-align="start" style:justify-single-word="false"/>
      <style:text-properties style:font-name="Noto Sans" officeooo:rsid="00628075" officeooo:paragraph-rsid="00628075"/>
    </style:style>
    <style:style style:name="P84" style:family="paragraph" style:parent-style-name="Standard">
      <style:paragraph-properties fo:text-align="start" style:justify-single-word="false"/>
      <style:text-properties style:font-name="Noto Sans" officeooo:rsid="00628075" officeooo:paragraph-rsid="00658caa"/>
    </style:style>
    <style:style style:name="P85" style:family="paragraph" style:parent-style-name="Standard">
      <style:text-properties style:font-name="Noto Sans" officeooo:paragraph-rsid="006c1547"/>
    </style:style>
    <style:style style:name="P86" style:family="paragraph" style:parent-style-name="Standard">
      <style:paragraph-properties fo:text-align="center" style:justify-single-word="false"/>
      <style:text-properties style:font-name="Noto Sans" officeooo:rsid="006c1547" officeooo:paragraph-rsid="006c1547"/>
    </style:style>
    <style:style style:name="P87" style:family="paragraph" style:parent-style-name="Standard">
      <style:paragraph-properties fo:text-align="center" style:justify-single-word="false"/>
      <style:text-properties style:font-name="Noto Sans" officeooo:rsid="006c1547" officeooo:paragraph-rsid="0070fa98"/>
    </style:style>
    <style:style style:name="P88" style:family="paragraph" style:parent-style-name="Standard">
      <style:paragraph-properties fo:text-align="start" style:justify-single-word="false"/>
      <style:text-properties style:font-name="Noto Sans" officeooo:rsid="006c1547" officeooo:paragraph-rsid="006c1547"/>
    </style:style>
    <style:style style:name="P89" style:family="paragraph" style:parent-style-name="Standard">
      <style:paragraph-properties fo:text-align="start" style:justify-single-word="false"/>
      <style:text-properties style:font-name="Noto Sans" officeooo:rsid="006c1547" officeooo:paragraph-rsid="0070fa98"/>
    </style:style>
    <style:style style:name="P90" style:family="paragraph" style:parent-style-name="Standard">
      <style:paragraph-properties fo:text-align="start" style:justify-single-word="false"/>
      <style:text-properties style:font-name="Noto Sans" officeooo:rsid="006db81b" officeooo:paragraph-rsid="006db81b"/>
    </style:style>
    <style:style style:name="P91" style:family="paragraph" style:parent-style-name="Standard">
      <style:paragraph-properties fo:text-align="start" style:justify-single-word="false"/>
      <style:text-properties style:font-name="Noto Sans" officeooo:rsid="006fa20d" officeooo:paragraph-rsid="006fa20d"/>
    </style:style>
    <style:style style:name="P92" style:family="paragraph" style:parent-style-name="Standard">
      <style:paragraph-properties fo:text-align="start" style:justify-single-word="false"/>
      <style:text-properties style:font-name="Noto Sans" officeooo:rsid="00709072" officeooo:paragraph-rsid="00709072"/>
    </style:style>
    <style:style style:name="P93" style:family="paragraph" style:parent-style-name="Standard">
      <style:paragraph-properties fo:text-align="start" style:justify-single-word="false"/>
      <style:text-properties style:font-name="Noto Sans" officeooo:rsid="0070fa98" officeooo:paragraph-rsid="0070fa98"/>
    </style:style>
    <style:style style:name="P94" style:family="paragraph" style:parent-style-name="Standard">
      <style:paragraph-properties fo:text-align="start" style:justify-single-word="false"/>
      <style:text-properties style:font-name="Noto Sans" officeooo:rsid="0070fa98" officeooo:paragraph-rsid="007a6c16"/>
    </style:style>
    <style:style style:name="P95" style:family="paragraph" style:parent-style-name="Standard">
      <style:paragraph-properties fo:text-align="center" style:justify-single-word="false"/>
      <style:text-properties style:font-name="Noto Sans" officeooo:rsid="0070fa98" officeooo:paragraph-rsid="0070fa98"/>
    </style:style>
    <style:style style:name="P96" style:family="paragraph" style:parent-style-name="Standard">
      <style:paragraph-properties fo:text-align="center" style:justify-single-word="false"/>
      <style:text-properties style:font-name="Noto Sans" officeooo:rsid="0070fa98" officeooo:paragraph-rsid="007a6c16"/>
    </style:style>
    <style:style style:name="P97" style:family="paragraph" style:parent-style-name="Standard">
      <style:paragraph-properties fo:text-align="start" style:justify-single-word="false"/>
      <style:text-properties style:font-name="Noto Sans" officeooo:rsid="007ad49a" officeooo:paragraph-rsid="007ad49a"/>
    </style:style>
    <style:style style:name="P98" style:family="paragraph" style:parent-style-name="Standard">
      <style:text-properties style:font-name="Noto Sans" officeooo:rsid="007a89d7" officeooo:paragraph-rsid="007a89d7"/>
    </style:style>
    <style:style style:name="P99" style:family="paragraph" style:parent-style-name="Standard">
      <style:paragraph-properties fo:text-align="start" style:justify-single-word="false"/>
      <style:text-properties style:font-name="Noto Sans" officeooo:rsid="006395e6" officeooo:paragraph-rsid="006395e6"/>
    </style:style>
    <style:style style:name="P100" style:family="paragraph" style:parent-style-name="Standard">
      <style:paragraph-properties fo:text-align="center" style:justify-single-word="false"/>
      <style:text-properties style:font-name="Noto Sans" officeooo:rsid="00813d4c" officeooo:paragraph-rsid="00813d4c"/>
    </style:style>
    <style:style style:name="P101" style:family="paragraph" style:parent-style-name="Standard">
      <style:paragraph-properties fo:text-align="start" style:justify-single-word="false"/>
      <style:text-properties style:font-name="Noto Sans" officeooo:rsid="00813d4c" officeooo:paragraph-rsid="00957100"/>
    </style:style>
    <style:style style:name="P102" style:family="paragraph" style:parent-style-name="Standard">
      <style:paragraph-properties fo:text-align="start" style:justify-single-word="false"/>
      <style:text-properties style:font-name="Noto Sans" officeooo:rsid="0081c2ce" officeooo:paragraph-rsid="0081c2ce"/>
    </style:style>
    <style:style style:name="P103" style:family="paragraph" style:parent-style-name="Standard">
      <style:paragraph-properties fo:text-align="start" style:justify-single-word="false"/>
      <style:text-properties style:font-name="Noto Sans" officeooo:rsid="00836248" officeooo:paragraph-rsid="00836248"/>
    </style:style>
    <style:style style:name="P104" style:family="paragraph" style:parent-style-name="Standard">
      <style:paragraph-properties fo:text-align="start" style:justify-single-word="false"/>
      <style:text-properties style:font-name="Noto Sans" officeooo:rsid="00836248" officeooo:paragraph-rsid="008ae523"/>
    </style:style>
    <style:style style:name="P105" style:family="paragraph" style:parent-style-name="Standard">
      <style:paragraph-properties fo:text-align="center" style:justify-single-word="false"/>
      <style:text-properties style:font-name="Noto Sans" officeooo:rsid="00836248" officeooo:paragraph-rsid="00836248"/>
    </style:style>
    <style:style style:name="P106" style:family="paragraph" style:parent-style-name="Standard">
      <style:paragraph-properties fo:text-align="center" style:justify-single-word="false"/>
      <style:text-properties style:font-name="Noto Sans" officeooo:rsid="00836248" officeooo:paragraph-rsid="008d69c8"/>
    </style:style>
    <style:style style:name="P107" style:family="paragraph" style:parent-style-name="Standard">
      <style:paragraph-properties fo:text-align="start" style:justify-single-word="false"/>
      <style:text-properties style:font-name="Noto Sans" officeooo:rsid="0084e670" officeooo:paragraph-rsid="00853691"/>
    </style:style>
    <style:style style:name="P108" style:family="paragraph" style:parent-style-name="Standard">
      <style:paragraph-properties fo:text-align="center" style:justify-single-word="false"/>
      <style:text-properties style:font-name="Noto Sans" officeooo:rsid="0084e670" officeooo:paragraph-rsid="00853691"/>
    </style:style>
    <style:style style:name="P109" style:family="paragraph" style:parent-style-name="Standard">
      <style:paragraph-properties fo:text-align="start" style:justify-single-word="false"/>
      <style:text-properties style:font-name="Noto Sans" officeooo:rsid="00853691" officeooo:paragraph-rsid="00853691"/>
    </style:style>
    <style:style style:name="P110" style:family="paragraph" style:parent-style-name="Standard">
      <style:paragraph-properties fo:text-align="start" style:justify-single-word="false"/>
      <style:text-properties style:font-name="Noto Sans" officeooo:rsid="00875914" officeooo:paragraph-rsid="00875914"/>
    </style:style>
    <style:style style:name="P111" style:family="paragraph" style:parent-style-name="Standard">
      <style:paragraph-properties fo:text-align="center" style:justify-single-word="false"/>
      <style:text-properties style:font-name="Noto Sans" officeooo:rsid="00875914" officeooo:paragraph-rsid="00875914"/>
    </style:style>
    <style:style style:name="P112" style:family="paragraph" style:parent-style-name="Standard">
      <style:paragraph-properties fo:text-align="start" style:justify-single-word="false"/>
      <style:text-properties style:font-name="Noto Sans" officeooo:rsid="0088d8e0" officeooo:paragraph-rsid="0088d8e0"/>
    </style:style>
    <style:style style:name="P113" style:family="paragraph" style:parent-style-name="Standard">
      <style:paragraph-properties fo:text-align="center" style:justify-single-word="false"/>
      <style:text-properties style:font-name="Noto Sans" officeooo:rsid="0088d8e0" officeooo:paragraph-rsid="0088d8e0"/>
    </style:style>
    <style:style style:name="P114" style:family="paragraph" style:parent-style-name="Standard">
      <style:paragraph-properties fo:text-align="start" style:justify-single-word="false"/>
      <style:text-properties style:font-name="Noto Sans" officeooo:rsid="008f56c1" officeooo:paragraph-rsid="008f56c1"/>
    </style:style>
    <style:style style:name="P115" style:family="paragraph" style:parent-style-name="Standard">
      <style:paragraph-properties fo:text-align="start" style:justify-single-word="false"/>
      <style:text-properties style:font-name="Noto Sans" officeooo:rsid="008fa069" officeooo:paragraph-rsid="008fa069"/>
    </style:style>
    <style:style style:name="P116" style:family="paragraph" style:parent-style-name="Standard">
      <style:paragraph-properties fo:text-align="center" style:justify-single-word="false"/>
      <style:text-properties style:font-name="Noto Sans" officeooo:rsid="008fa069" officeooo:paragraph-rsid="008fa069"/>
    </style:style>
    <style:style style:name="P117" style:family="paragraph" style:parent-style-name="Standard">
      <style:paragraph-properties fo:text-align="start" style:justify-single-word="false"/>
      <style:text-properties style:font-name="Noto Sans" officeooo:rsid="0090ff14" officeooo:paragraph-rsid="0090ff14"/>
    </style:style>
    <style:style style:name="P118" style:family="paragraph" style:parent-style-name="Standard">
      <style:paragraph-properties fo:text-align="start" style:justify-single-word="false"/>
      <style:text-properties style:font-name="Noto Sans" officeooo:rsid="0090ff14" officeooo:paragraph-rsid="0092b92a"/>
    </style:style>
    <style:style style:name="P119" style:family="paragraph" style:parent-style-name="Standard">
      <style:paragraph-properties fo:text-align="center" style:justify-single-word="false"/>
      <style:text-properties style:font-name="Noto Sans" officeooo:rsid="0090ff14" officeooo:paragraph-rsid="0090ff14"/>
    </style:style>
    <style:style style:name="P120" style:family="paragraph" style:parent-style-name="Standard">
      <style:paragraph-properties fo:text-align="start" style:justify-single-word="false"/>
      <style:text-properties style:font-name="Noto Sans" officeooo:rsid="00974a3f" officeooo:paragraph-rsid="00974a3f"/>
    </style:style>
    <style:style style:name="P121" style:family="paragraph" style:parent-style-name="Standard">
      <style:paragraph-properties fo:text-align="start" style:justify-single-word="false"/>
      <style:text-properties style:font-name="Noto Sans" officeooo:rsid="00974a3f" officeooo:paragraph-rsid="0098e0e2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paragraph-properties fo:text-align="center" style:justify-single-word="false"/>
      <style:text-properties officeooo:rsid="007a89d7" officeooo:paragraph-rsid="007a89d7"/>
    </style:style>
    <style:style style:name="P124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style:font-size-asian="11pt" style:font-style-asian="normal" style:font-weight-asian="normal"/>
    </style:style>
    <style:style style:name="P125" style:family="paragraph" style:parent-style-name="Standard" style:list-style-name="L1">
      <style:paragraph-properties fo:text-align="start" style:justify-single-word="false"/>
      <style:text-properties style:font-name="Noto Sans" fo:font-size="12pt" officeooo:rsid="007fc267" officeooo:paragraph-rsid="007fc267" style:font-size-asian="12pt" style:font-size-complex="12pt"/>
    </style:style>
    <style:style style:name="P126" style:family="paragraph" style:parent-style-name="Standard" style:list-style-name="L1">
      <style:paragraph-properties fo:text-align="start" style:justify-single-word="false"/>
      <style:text-properties style:font-name="Noto Sans" fo:font-size="12pt" officeooo:paragraph-rsid="00813d4c" style:font-size-asian="12pt" style:font-size-complex="12pt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Noto Sans" officeooo:rsid="00813d4c" officeooo:paragraph-rsid="00813d4c"/>
    </style:style>
    <style:style style:name="P128" style:family="paragraph" style:parent-style-name="Standard">
      <style:paragraph-properties fo:text-align="start" style:justify-single-word="false"/>
      <style:text-properties style:font-name="Noto Sans" officeooo:rsid="008d69c8" officeooo:paragraph-rsid="008d69c8"/>
    </style:style>
    <style:style style:name="P129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31" style:family="paragraph" style:parent-style-name="Heading_20_1">
      <style:text-properties style:font-name="Noto Sans"/>
    </style:style>
    <style:style style:name="P132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33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d7cf" style:font-weight-asian="bold" style:font-weight-complex="bold"/>
    </style:style>
    <style:style style:name="T4" style:family="text">
      <style:text-properties fo:font-weight="bold" officeooo:rsid="00658caa" style:font-weight-asian="bold" style:font-weight-complex="bold"/>
    </style:style>
    <style:style style:name="T5" style:family="text">
      <style:text-properties officeooo:rsid="001d80ca"/>
    </style:style>
    <style:style style:name="T6" style:family="text">
      <style:text-properties officeooo:rsid="0020013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00135" style:font-style-asian="italic" style:font-style-complex="italic"/>
    </style:style>
    <style:style style:name="T9" style:family="text">
      <style:text-properties fo:font-style="italic" officeooo:rsid="0024d6e1" style:font-style-asian="italic" style:font-style-complex="italic"/>
    </style:style>
    <style:style style:name="T10" style:family="text">
      <style:text-properties fo:font-style="italic" officeooo:rsid="0026b67d" style:font-style-asian="italic" style:font-style-complex="italic"/>
    </style:style>
    <style:style style:name="T11" style:family="text">
      <style:text-properties fo:font-style="italic" officeooo:rsid="00414e21" style:font-style-asian="italic" style:font-style-complex="italic"/>
    </style:style>
    <style:style style:name="T12" style:family="text">
      <style:text-properties fo:font-style="italic" fo:font-weight="normal" officeooo:rsid="003aa03c" style:font-style-asian="italic" style:font-weight-asian="normal" style:font-style-complex="italic" style:font-weight-complex="normal"/>
    </style:style>
    <style:style style:name="T13" style:family="text">
      <style:text-properties officeooo:rsid="0020d7cf"/>
    </style:style>
    <style:style style:name="T14" style:family="text">
      <style:text-properties officeooo:rsid="00235ccc"/>
    </style:style>
    <style:style style:name="T15" style:family="text">
      <style:text-properties officeooo:rsid="0024d6e1"/>
    </style:style>
    <style:style style:name="T16" style:family="text">
      <style:text-properties fo:font-style="normal" style:font-style-asian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6b67d" style:font-style-asian="normal" style:font-style-complex="normal"/>
    </style:style>
    <style:style style:name="T19" style:family="text">
      <style:text-properties fo:font-style="normal" officeooo:rsid="0034de0b" style:font-style-asian="normal" style:font-style-complex="normal"/>
    </style:style>
    <style:style style:name="T20" style:family="text">
      <style:text-properties fo:font-style="normal" officeooo:rsid="00356601" style:font-style-asian="normal" style:font-style-complex="normal"/>
    </style:style>
    <style:style style:name="T21" style:family="text">
      <style:text-properties fo:font-style="normal" officeooo:rsid="00414e21" style:font-style-asian="normal" style:font-style-complex="normal"/>
    </style:style>
    <style:style style:name="T22" style:family="text">
      <style:text-properties fo:font-style="normal" officeooo:rsid="005c78ae" style:font-style-asian="normal"/>
    </style:style>
    <style:style style:name="T23" style:family="text">
      <style:text-properties fo:font-style="normal" fo:font-weight="bold" officeooo:rsid="00356601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fo:font-style="normal" fo:font-weight="normal" style:font-style-asian="normal" style:font-weight-asian="normal" style:font-weight-complex="normal"/>
    </style:style>
    <style:style style:name="T26" style:family="text">
      <style:text-properties fo:font-style="normal" fo:font-weight="normal" officeooo:rsid="005cfe2d" style:font-style-asian="normal" style:font-weight-asian="normal" style:font-weight-complex="normal"/>
    </style:style>
    <style:style style:name="T27" style:family="text">
      <style:text-properties fo:font-style="normal" fo:font-weight="normal" officeooo:rsid="00813d4c" style:font-style-asian="normal" style:font-weight-asian="normal"/>
    </style:style>
    <style:style style:name="T28" style:family="text">
      <style:text-properties officeooo:rsid="002e9382"/>
    </style:style>
    <style:style style:name="T29" style:family="text">
      <style:text-properties officeooo:rsid="002ffb2c"/>
    </style:style>
    <style:style style:name="T30" style:family="text">
      <style:text-properties officeooo:rsid="003347aa"/>
    </style:style>
    <style:style style:name="T31" style:family="text">
      <style:text-properties officeooo:rsid="002220cf"/>
    </style:style>
    <style:style style:name="T32" style:family="text">
      <style:text-properties officeooo:rsid="0026b67d"/>
    </style:style>
    <style:style style:name="T33" style:family="text">
      <style:text-properties officeooo:rsid="003651f0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aa03c" style:font-weight-asian="normal" style:font-weight-complex="normal"/>
    </style:style>
    <style:style style:name="T36" style:family="text">
      <style:text-properties fo:font-weight="normal" officeooo:rsid="003c32a5" style:font-weight-asian="normal" style:font-weight-complex="normal"/>
    </style:style>
    <style:style style:name="T37" style:family="text">
      <style:text-properties fo:font-weight="normal" officeooo:rsid="003d9af7" style:font-weight-asian="normal" style:font-weight-complex="normal"/>
    </style:style>
    <style:style style:name="T38" style:family="text">
      <style:text-properties fo:font-weight="normal" officeooo:rsid="003ef9cb" style:font-weight-asian="normal" style:font-weight-complex="normal"/>
    </style:style>
    <style:style style:name="T39" style:family="text">
      <style:text-properties fo:font-weight="normal" officeooo:rsid="0047e108" style:font-weight-asian="normal" style:font-weight-complex="normal"/>
    </style:style>
    <style:style style:name="T40" style:family="text">
      <style:text-properties fo:font-weight="normal" officeooo:rsid="002ffb2c" style:font-weight-asian="normal" style:font-weight-complex="normal"/>
    </style:style>
    <style:style style:name="T41" style:family="text">
      <style:text-properties fo:font-weight="normal" officeooo:rsid="0048f95b" style:font-weight-asian="normal" style:font-weight-complex="normal"/>
    </style:style>
    <style:style style:name="T42" style:family="text">
      <style:text-properties officeooo:rsid="00414e21"/>
    </style:style>
    <style:style style:name="T43" style:family="text">
      <style:text-properties officeooo:rsid="0047e108"/>
    </style:style>
    <style:style style:name="T44" style:family="text">
      <style:text-properties officeooo:rsid="00552aed"/>
    </style:style>
    <style:style style:name="T45" style:family="text">
      <style:text-properties officeooo:rsid="0056565f"/>
    </style:style>
    <style:style style:name="T46" style:family="text">
      <style:text-properties officeooo:rsid="005c75ec"/>
    </style:style>
    <style:style style:name="T47" style:family="text">
      <style:text-properties officeooo:rsid="00628075"/>
    </style:style>
    <style:style style:name="T48" style:family="text">
      <style:text-properties fo:color="#000000" fo:font-size="13pt" fo:letter-spacing="normal" fo:font-style="normal" fo:font-weight="bold" style:font-size-asian="13pt" style:font-style-asian="normal" style:font-weight-asian="bold" style:font-weight-complex="bold"/>
    </style:style>
    <style:style style:name="T49" style:family="text">
      <style:text-properties fo:color="#000000" fo:font-size="13pt" fo:letter-spacing="normal" fo:font-style="normal" fo:font-weight="bold" officeooo:rsid="00658caa" style:font-size-asian="13pt" style:font-style-asian="normal" style:font-weight-asian="bold" style:font-weight-complex="bold"/>
    </style:style>
    <style:style style:name="T50" style:family="text">
      <style:text-properties fo:color="#000000" fo:font-size="13pt" fo:letter-spacing="normal" fo:font-style="normal" style:font-size-asian="13pt" style:font-style-asian="normal"/>
    </style:style>
    <style:style style:name="T51" style:family="text">
      <style:text-properties fo:color="#000000" fo:font-size="13pt" fo:letter-spacing="normal" fo:font-style="normal" officeooo:rsid="00641557" style:font-size-asian="13pt" style:font-style-asian="normal"/>
    </style:style>
    <style:style style:name="T52" style:family="text">
      <style:text-properties fo:color="#000000" fo:font-size="13pt" fo:letter-spacing="normal" fo:font-style="normal" officeooo:rsid="00658caa" style:font-size-asian="13pt" style:font-style-asian="normal"/>
    </style:style>
    <style:style style:name="T53" style:family="text">
      <style:text-properties fo:color="#000000" fo:font-size="13pt" fo:letter-spacing="normal" fo:font-style="normal" officeooo:rsid="007282f4" style:font-size-asian="13pt" style:font-style-asian="normal"/>
    </style:style>
    <style:style style:name="T54" style:family="text">
      <style:text-properties fo:color="#000000" fo:font-size="13pt" fo:letter-spacing="normal" fo:font-style="normal" officeooo:rsid="00728b30" style:font-size-asian="13pt" style:font-style-asian="normal"/>
    </style:style>
    <style:style style:name="T55" style:family="text">
      <style:text-properties fo:color="#000000" fo:font-size="13pt" fo:letter-spacing="normal" fo:font-style="normal" fo:font-weight="normal" style:font-size-asian="13pt" style:font-style-asian="normal" style:font-weight-asian="normal" style:font-weight-complex="normal"/>
    </style:style>
    <style:style style:name="T56" style:family="text">
      <style:text-properties fo:color="#000000" fo:font-size="13pt" fo:letter-spacing="normal" fo:font-style="normal" fo:font-weight="normal" officeooo:rsid="006395e6" style:font-size-asian="13pt" style:font-style-asian="normal" style:font-weight-asian="normal" style:font-weight-complex="normal"/>
    </style:style>
    <style:style style:name="T57" style:family="text">
      <style:text-properties fo:color="#000000" fo:font-size="13pt" fo:letter-spacing="normal" fo:font-style="normal" fo:font-weight="normal" officeooo:rsid="006db81b" style:font-size-asian="13pt" style:font-style-asian="normal" style:font-weight-asian="normal" style:font-weight-complex="normal"/>
    </style:style>
    <style:style style:name="T58" style:family="text">
      <style:text-properties officeooo:rsid="006395e6"/>
    </style:style>
    <style:style style:name="T59" style:family="text">
      <style:text-properties officeooo:rsid="00658caa"/>
    </style:style>
    <style:style style:name="T60" style:family="text">
      <style:text-properties officeooo:rsid="00683bf3"/>
    </style:style>
    <style:style style:name="T61" style:family="text">
      <style:text-properties style:font-name="Noto Sans" officeooo:rsid="0066a8d0"/>
    </style:style>
    <style:style style:name="T62" style:family="text">
      <style:text-properties officeooo:rsid="007282f4"/>
    </style:style>
    <style:style style:name="T63" style:family="text">
      <style:text-properties officeooo:rsid="007fc267"/>
    </style:style>
    <style:style style:name="T64" style:family="text">
      <style:text-properties officeooo:rsid="00813d4c"/>
    </style:style>
    <style:style style:name="T65" style:family="text">
      <style:text-properties officeooo:rsid="0084e670"/>
    </style:style>
    <style:style style:name="T66" style:family="text">
      <style:text-properties officeooo:rsid="0088d8e0"/>
    </style:style>
    <style:style style:name="T67" style:family="text">
      <style:text-properties officeooo:rsid="00894eb7"/>
    </style:style>
    <style:style style:name="T68" style:family="text">
      <style:text-properties fo:language="en" fo:country="US"/>
    </style:style>
    <style:style style:name="T69" style:family="text">
      <style:text-properties officeooo:rsid="0092b92a"/>
    </style:style>
    <style:style style:name="T70" style:family="text">
      <style:text-properties officeooo:rsid="00957100"/>
    </style:style>
    <style:style style:name="T71" style:family="text">
      <style:text-properties officeooo:rsid="0098e0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3">Table of Contents</text:p>
          </text:index-title>
          <text:p text:style-name="P132"><text:a xlink:type="simple" xlink:href="#__RefHeading___Toc115_2946742858" text:style-name="Index_20_Link" text:visited-style-name="Index_20_Link">2. Метод k ближайших соседей<text:tab/>1</text:a></text:p>
          <text:p text:style-name="P129"><text:a xlink:type="simple" xlink:href="#__RefHeading___Toc117_2946742858" text:style-name="Index_20_Link" text:visited-style-name="Index_20_Link">Гипотеза компактности<text:tab/>1</text:a></text:p>
          <text:p text:style-name="P129"><text:a xlink:type="simple" xlink:href="#__RefHeading___Toc121_2946742858" text:style-name="Index_20_Link" text:visited-style-name="Index_20_Link">Метод k ближайших соседей<text:tab/>2</text:a></text:p>
          <text:p text:style-name="P130"><text:a xlink:type="simple" xlink:href="#__RefHeading___Toc209_2908981149" text:style-name="Index_20_Link" text:visited-style-name="Index_20_Link">Обучающая выборка<text:tab/>2</text:a></text:p>
          <text:p text:style-name="P130"><text:a xlink:type="simple" xlink:href="#__RefHeading___Toc211_2908981149" text:style-name="Index_20_Link" text:visited-style-name="Index_20_Link">Задача классификации<text:tab/>2</text:a></text:p>
          <text:p text:style-name="P130"><text:a xlink:type="simple" xlink:href="#__RefHeading___Toc221_2908981149" text:style-name="Index_20_Link" text:visited-style-name="Index_20_Link">Задача регрессии<text:tab/>2</text:a></text:p>
          <text:p text:style-name="P130"><text:a xlink:type="simple" xlink:href="#__RefHeading___Toc233_2908981149" text:style-name="Index_20_Link" text:visited-style-name="Index_20_Link">Метрика<text:tab/>3</text:a></text:p>
          <text:p text:style-name="P130"><text:a xlink:type="simple" xlink:href="#__RefHeading___Toc235_2908981149" text:style-name="Index_20_Link" text:visited-style-name="Index_20_Link">Вес<text:tab/>3</text:a></text:p>
          <text:p text:style-name="P129"><text:a xlink:type="simple" xlink:href="#__RefHeading___Toc249_2908981149" text:style-name="Index_20_Link" text:visited-style-name="Index_20_Link">Термины<text:tab/>4</text:a></text:p>
          <text:p text:style-name="P132"><text:a xlink:type="simple" xlink:href="#__RefHeading___Toc251_2908981149" text:style-name="Index_20_Link" text:visited-style-name="Index_20_Link">3. Линейная регрессия<text:tab/>4</text:a></text:p>
          <text:p text:style-name="P129"><text:a xlink:type="simple" xlink:href="#__RefHeading___Toc524_586455626" text:style-name="Index_20_Link" text:visited-style-name="Index_20_Link">Обучение<text:tab/>5</text:a></text:p>
          <text:p text:style-name="P129"><text:a xlink:type="simple" xlink:href="#__RefHeading___Toc526_586455626" text:style-name="Index_20_Link" text:visited-style-name="Index_20_Link">Регуляризация<text:tab/>5</text:a></text:p>
          <text:p text:style-name="P129"><text:a xlink:type="simple" xlink:href="#__RefHeading___Toc528_586455626" text:style-name="Index_20_Link" text:visited-style-name="Index_20_Link">Масштабирование признаков<text:tab/>6</text:a></text:p>
          <text:p text:style-name="P129"><text:a xlink:type="simple" xlink:href="#__RefHeading___Toc530_586455626" text:style-name="Index_20_Link" text:visited-style-name="Index_20_Link">Оценка важности признаков<text:tab/>6</text:a></text:p>
          <text:p text:style-name="P129"><text:a xlink:type="simple" xlink:href="#__RefHeading___Toc532_586455626" text:style-name="Index_20_Link" text:visited-style-name="Index_20_Link">Термины<text:tab/>6</text:a></text:p>
          <text:p text:style-name="P132"><text:a xlink:type="simple" xlink:href="#__RefHeading___Toc1510_1122520183" text:style-name="Index_20_Link" text:visited-style-name="Index_20_Link">4. Градиентный спуск<text:tab/>6</text:a></text:p>
          <text:p text:style-name="P129"><text:a xlink:type="simple" xlink:href="#__RefHeading___Toc1512_1122520183" text:style-name="Index_20_Link" text:visited-style-name="Index_20_Link">Градиент и его свойства<text:tab/>6</text:a></text:p>
          <text:p text:style-name="P129"><text:a xlink:type="simple" xlink:href="#__RefHeading___Toc1514_1122520183" text:style-name="Index_20_Link" text:visited-style-name="Index_20_Link">Градиентный спуск<text:tab/>7</text:a></text:p>
          <text:p text:style-name="P129"><text:a xlink:type="simple" xlink:href="#__RefHeading___Toc914_1757911697" text:style-name="Index_20_Link" text:visited-style-name="Index_20_Link">Стохастический градиентный спуск<text:tab/>7</text:a></text:p>
          <text:p text:style-name="P129"><text:a xlink:type="simple" xlink:href="#__RefHeading___Toc1507_1122520183" text:style-name="Index_20_Link" text:visited-style-name="Index_20_Link">Функции потерь<text:tab/>7</text:a></text:p>
          <text:p text:style-name="P132"><text:a xlink:type="simple" xlink:href="#__RefHeading___Toc976_2218830826" text:style-name="Index_20_Link" text:visited-style-name="Index_20_Link">5. Линейный классификатор. Бинарная классификация<text:tab/>9</text:a></text:p>
          <text:p text:style-name="P129"><text:a xlink:type="simple" xlink:href="#__RefHeading___Toc978_2218830826" text:style-name="Index_20_Link" text:visited-style-name="Index_20_Link">Отступ<text:tab/>9</text:a></text:p>
          <text:p text:style-name="P129"><text:a xlink:type="simple" xlink:href="#__RefHeading___Toc980_2218830826" text:style-name="Index_20_Link" text:visited-style-name="Index_20_Link">Порог<text:tab/>9</text:a></text:p>
          <text:p text:style-name="P129"><text:a xlink:type="simple" xlink:href="#__RefHeading___Toc1190_1499936791" text:style-name="Index_20_Link" text:visited-style-name="Index_20_Link">Функция потерь в классификации<text:tab/>9</text:a></text:p>
          <text:p text:style-name="P129"><text:a xlink:type="simple" xlink:href="#__RefHeading___Toc1192_1499936791" text:style-name="Index_20_Link" text:visited-style-name="Index_20_Link">Метрики качества<text:tab/>10</text:a></text:p>
          <text:p text:style-name="P132"><text:a xlink:type="simple" xlink:href="#__RefHeading___Toc1194_1499936791" text:style-name="Index_20_Link" text:visited-style-name="Index_20_Link">6 Методы линейной классификации<text:tab/>11</text:a></text:p>
        </text:index-body>
      </text:table-of-content>
      <text:h text:style-name="P6" text:outline-level="1"><text:bookmark-start text:name="__RefHeading___Toc115_2946742858"/>2. <text:span text:style-name="T44">Метод k ближайших соседей</text:span><text:bookmark-end text:name="__RefHeading___Toc115_2946742858"/></text:h>
      <text:p text:style-name="P13">Общая процедура построения модели:</text:p>
      <text:p text:style-name="P13">1. Выбор функции потерь.</text:p>
      <text:p text:style-name="P13">2. Выбор способа оценки обобщающей способности (отложенная выборка, кросс-валидация)</text:p>
      <text:p text:style-name="P13">3. Разбиение выборки</text:p>
      <text:p text:style-name="P13">4. Обучение модели с разными гиперпараметрами, подбор лучших вариантов</text:p>
      <text:p text:style-name="P13">5. Возможно, проверка модели на тестовой выборке.</text:p>
      <text:h text:style-name="P4" text:outline-level="2"><text:bookmark-start text:name="__RefHeading___Toc117_2946742858"/>Гипотеза компактности<text:bookmark-end text:name="__RefHeading___Toc117_2946742858"/></text:h>
      <text:p text:style-name="P12">Если два объекта похожи друг на друга, то и ответы <text:span text:style-name="T28">на </text:span>этих объектах будут тоже похожи.</text:p>
      <text:h text:style-name="P5" text:outline-level="2"><text:bookmark-start text:name="__RefHeading___Toc121_2946742858"/><text:soft-page-break/>Метод k ближайших соседей<text:bookmark-end text:name="__RefHeading___Toc121_2946742858"/></text:h>
      <text:p text:style-name="P12">Подходит для задач классификации и регрессии.</text:p>
      <text:h text:style-name="P7" text:outline-level="3"><text:bookmark-start text:name="__RefHeading___Toc209_2908981149"/>Обучающая выборка<text:bookmark-end text:name="__RefHeading___Toc209_2908981149"/></text:h>
      <text:p text:style-name="P14"><draw:frame draw:style-name="fr1" draw:name="Object1" text:anchor-type="as-char" svg:y="-0.554cm" svg:width="2.909cm" svg:height="0.9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span text:style-name="T1">Обучение</text:span><text:span text:style-name="T34"> </text:span><text:span text:style-name="T40">—</text:span><text:span text:style-name="T34"> </text:span><text:span text:style-name="T39">з</text:span>апоминание <text:span text:style-name="T5">обучающей выборки.</text:span></text:p>
      <text:h text:style-name="P8" text:outline-level="3"><text:bookmark-start text:name="__RefHeading___Toc211_2908981149"/>Задача классификации<text:bookmark-end text:name="__RefHeading___Toc211_2908981149"/></text:h>
      <text:p text:style-name="P18">Ответы из множества:</text:p>
      <text:p text:style-name="P24"><draw:frame draw:style-name="fr1" draw:name="Object2" text:anchor-type="as-char" svg:y="-0.377cm" svg:width="3.738cm" svg:height="0.531cm" draw:z-index="9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5"><text:span text:style-name="T6">1. </text:span><text:span text:style-name="T2">Сортируем </text:span>объекты обучающей выборки по близости к объекту <text:span text:style-name="T8">х</text:span>.</text:p>
      <text:p text:style-name="P16"><draw:frame draw:style-name="fr1" draw:name="Object3" text:anchor-type="as-char" svg:y="-0.386cm" svg:width="6.262cm" svg:height="0.56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6"><text:span text:style-name="T13">2. </text:span><text:span text:style-name="T3">Выбираем</text:span><text:span text:style-name="T13"> </text:span>k ближайших <text:span text:style-name="T13">объектов </text:span><text:span text:style-name="T13"><draw:frame draw:style-name="fr1" draw:name="Object4" text:anchor-type="as-char" svg:y="-0.377cm" svg:width="2.136cm" svg:height="0.556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7">3. <text:span text:style-name="T2">Определяем</text:span> наиболее популярный ответ:</text:p>
      <text:p text:style-name="P15"><draw:frame draw:style-name="fr1" draw:name="Object5" text:anchor-type="as-char" svg:y="-0.713cm" svg:width="5.246cm" svg:height="1.13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8">где<draw:frame draw:style-name="fr1" draw:name="Object18" text:anchor-type="as-char" svg:y="-0.377cm" svg:width="0.587cm" svg:height="0.531cm" draw:z-index="8"><draw:object xlink:href="./Object 18" xlink:type="simple" xlink:show="embed" xlink:actuate="onLoad"/><draw:image xlink:href="./ObjectReplacements/Object 18" xlink:type="simple" xlink:show="embed" xlink:actuate="onLoad"/></draw:frame><text:span text:style-name="T29">— вес</text:span>.</text:p>
      <text:p text:style-name="P23">Ошибка</text:p>
      <text:p text:style-name="P12">Доля ошибок <text:span text:style-name="T33">(error rate):</text:span></text:p>
      <text:p text:style-name="P14"><text:bookmark-start text:name="__RefHeading___Toc213_2908981149"/><draw:frame draw:style-name="fr1" draw:name="Object16" text:anchor-type="as-char" svg:y="-0.713cm" svg:width="4.847cm" svg:height="1.139cm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text:bookmark-end text:name="__RefHeading___Toc213_2908981149"/></text:p>
      <text:p text:style-name="P12"><text:bookmark-start text:name="__RefHeading___Toc215_2908981149"/>Доля верных ответов (accuracy):<text:bookmark-end text:name="__RefHeading___Toc215_2908981149"/></text:p>
      <text:p text:style-name="P14"><text:bookmark-start text:name="__RefHeading___Toc217_2908981149"/><draw:frame draw:style-name="fr1" draw:name="Object17" text:anchor-type="as-char" svg:y="-0.713cm" svg:width="4.847cm" svg:height="1.139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text:bookmark-end text:name="__RefHeading___Toc217_2908981149"/></text:p>
      <text:p text:style-name="P12"><text:bookmark-start text:name="__RefHeading___Toc219_2908981149"/>При <text:span text:style-name="T43">анализе качества модели</text:span> необходимо учитывать баланс классов в данных обучающей выборки. <text:span text:style-name="T43">Доля верных ответов может совпасть с долей какого-то конкретного класса: даже если часы стоят, они показывают точное время два раза в день.</text:span><text:bookmark-end text:name="__RefHeading___Toc219_2908981149"/></text:p>
      <text:h text:style-name="P7" text:outline-level="3"><text:bookmark-start text:name="__RefHeading___Toc221_2908981149"/>Задача регрессии<text:bookmark-end text:name="__RefHeading___Toc221_2908981149"/></text:h>
      <text:p text:style-name="P12"><text:bookmark-start text:name="__RefHeading___Toc223_2908981149"/><text:span text:style-name="T20">1. </text:span><text:span text:style-name="T23">Сортируем</text:span><text:span text:style-name="T20"> объекты </text:span><draw:frame draw:style-name="fr1" draw:name="Object23" text:anchor-type="as-char" svg:y="-0.386cm" svg:width="6.262cm" svg:height="0.564cm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text:bookmark-end text:name="__RefHeading___Toc223_2908981149"/></text:p>
      <text:p text:style-name="P12"><text:bookmark-start text:name="__RefHeading___Toc225_2908981149"/>2. <text:span text:style-name="T2">Выбираем</text:span> k ближайших соседей <draw:frame draw:style-name="fr1" draw:name="Object24" text:anchor-type="as-char" svg:y="-0.377cm" svg:width="2.136cm" svg:height="0.556cm" draw:z-index="12"><draw:object xlink:href="./Object 24" xlink:type="simple" xlink:show="embed" xlink:actuate="onLoad"/><draw:image xlink:href="./ObjectReplacements/Object 24" xlink:type="simple" xlink:show="embed" xlink:actuate="onLoad"/><svg:desc>formula</svg:desc></draw:frame><text:bookmark-end text:name="__RefHeading___Toc225_2908981149"/></text:p>
      <text:p text:style-name="P12"><text:bookmark-start text:name="__RefHeading___Toc227_2908981149"/>2. Результат определяем <text:span text:style-name="T2">усредняя</text:span> по k ближайшим соседям:<text:bookmark-end text:name="__RefHeading___Toc227_2908981149"/></text:p>
      <text:p text:style-name="P14"><text:bookmark-start text:name="__RefHeading___Toc229_2908981149"/><draw:frame draw:style-name="fr1" draw:name="Object25" text:anchor-type="as-char" svg:y="-1.109cm" svg:width="3.671cm" svg:height="1.976cm" draw:z-index="117"><draw:object xlink:href="./Object 25" xlink:type="simple" xlink:show="embed" xlink:actuate="onLoad"/><draw:image xlink:href="./ObjectReplacements/Object 25" xlink:type="simple" xlink:show="embed" xlink:actuate="onLoad"/></draw:frame><text:bookmark-end text:name="__RefHeading___Toc229_2908981149"/></text:p>
      <text:p text:style-name="P12"><text:bookmark-start text:name="__RefHeading___Toc231_2908981149"/>формула Надарая-Ватсона.<text:bookmark-end text:name="__RefHeading___Toc231_2908981149"/></text:p>
      <text:p text:style-name="P32">Ошибка<text:span text:style-name="T34"> — </text:span><text:span text:style-name="T39">среднеквадратичная ошибка </text:span><text:span text:style-name="T41">(MSE)</text:span><text:span text:style-name="T39">:</text:span></text:p>
      <text:p text:style-name="P33"><draw:frame draw:style-name="fr1" draw:name="Object26" text:anchor-type="as-char" svg:y="-0.713cm" svg:width="4.844cm" svg:height="1.139cm" draw:z-index="11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4"><text:soft-page-break/>или средняя абсолютная ошибка (MAE):</text:p>
      <text:p text:style-name="P35"><draw:frame draw:style-name="fr1" draw:name="Object27" text:anchor-type="as-char" svg:y="-0.713cm" svg:width="4.74cm" svg:height="1.139cm" draw:z-index="11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h text:style-name="P2" text:outline-level="3"><text:bookmark-start text:name="__RefHeading___Toc233_2908981149"/>Метрика<text:bookmark-end text:name="__RefHeading___Toc233_2908981149"/></text:h>
      <text:p text:style-name="P41"><text:span text:style-name="T31">1.</text:span><text:span text:style-name="T31"><draw:frame draw:style-name="fr1" draw:name="Object6" text:anchor-type="as-char" svg:y="-0.386cm" svg:width="3.24cm" svg:height="0.508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1">— если объекты разные, то расстояние между ними всегда больше 0.</text:span></text:p>
      <text:p text:style-name="P42">2.<draw:frame draw:style-name="fr1" draw:name="Object8" text:anchor-type="as-char" svg:y="-0.386cm" svg:width="2.969cm" svg:height="0.508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9">—</text:span> <text:span text:style-name="T29">симметричность.</text:span></text:p>
      <text:p text:style-name="P42">3.<draw:frame draw:style-name="fr1" draw:name="Object9" text:anchor-type="as-char" svg:y="-0.386cm" svg:width="4.466cm" svg:height="0.508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9">—</text:span> <text:span text:style-name="T14">неравенство треугольника.</text:span></text:p>
      <text:p text:style-name="P43">Примеры метрик</text:p>
      <text:p text:style-name="P45">Для числовых признаков:</text:p>
      <text:p text:style-name="P62">1. Евклидова метрика:</text:p>
      <text:p text:style-name="P63"><draw:frame draw:style-name="fr1" draw:name="Object7" text:anchor-type="as-char" svg:y="-0.801cm" svg:width="4.173cm" svg:height="1.228cm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4">2. Манхэттенская метрика:</text:p>
      <text:p text:style-name="P63"><draw:frame draw:style-name="fr1" draw:name="Object10" text:anchor-type="as-char" svg:y="-0.713cm" svg:width="3.664cm" svg:height="1.139cm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4">В машинном обучении, эта метрика полезна, если в <text:span text:style-name="T29">выборке есть </text:span>выбросы: какие-то объекты сильно отличающиеся от других.</text:p>
      <text:p text:style-name="P64">3. Метрика Минковского:</text:p>
      <text:p text:style-name="P63"><draw:frame draw:style-name="fr1" draw:name="Object11" text:anchor-type="as-char" svg:y="-0.801cm" svg:width="4.082cm" svg:height="1.228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4">Является обобщением Евклидовой и Менхэттенской метрик. <text:span text:style-name="T15">Можно подбирать </text:span><text:span text:style-name="T9">p</text:span><text:span text:style-name="T15"> под конкретную задачу для минимизации ошибков. При </text:span><text:span text:style-name="T15"><draw:frame draw:style-name="fr1" draw:name="Object15" text:anchor-type="as-char" svg:y="-0.377cm" svg:width="1.138cm" svg:height="0.467cm" draw:z-index="53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получаем Ман</text:span><text:span text:style-name="T19">х</text:span><text:span text:style-name="T18">эттенскую метрику. При </text:span><text:span text:style-name="T18"><draw:frame draw:style-name="fr1" draw:name="Object14" text:anchor-type="as-char" svg:y="-0.377cm" svg:width="1.034cm" svg:height="0.467cm" draw:z-index="9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— </text:span><text:span text:style-name="T18">Евклидову.</text:span></text:p>
      <text:p text:style-name="P65"><text:span text:style-name="T32">Д</text:span>ля категориальных признаков:</text:p>
      <text:p text:style-name="P36">1. Подсчёт различий</text:p>
      <text:p text:style-name="P37"><draw:frame draw:style-name="fr1" draw:name="Object12" text:anchor-type="as-char" svg:y="-0.713cm" svg:width="3.768cm" svg:height="1.139cm" draw:z-index="9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8">Ни как не учитывается особенност<text:span text:style-name="T30">и разных</text:span> категорий признаков.</text:p>
      <text:p text:style-name="P38">2. Сравнение по частотам</text:p>
      <text:p text:style-name="P39"><draw:frame draw:style-name="fr1" draw:name="Object13" text:anchor-type="as-char" svg:y="-1.109cm" svg:width="5.457cm" svg:height="1.976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P7" text:outline-level="3"><text:bookmark-start text:name="__RefHeading___Toc235_2908981149"/>Вес<text:bookmark-end text:name="__RefHeading___Toc235_2908981149"/></text:h>
      <text:p text:style-name="P12"><text:bookmark-start text:name="__RefHeading___Toc237_2908981149"/>Самый простой вариант:<text:bookmark-end text:name="__RefHeading___Toc237_2908981149"/></text:p>
      <text:p text:style-name="P14"><text:bookmark-start text:name="__RefHeading___Toc239_2908981149"/><draw:frame draw:style-name="fr1" draw:name="Object22" text:anchor-type="as-char" svg:y="-0.619cm" svg:width="2.477cm" svg:height="1.071cm" draw:z-index="94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239_2908981149"/></text:p>
      <text:p text:style-name="P30">Парзеновское окно:</text:p>
      <text:p text:style-name="P31"><text:soft-page-break/><draw:frame draw:style-name="fr1" draw:name="Object19" text:anchor-type="as-char" svg:y="-0.746cm" svg:width="3.166cm" svg:height="1.182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29">где <text:span text:style-name="T7">h</text:span> — ширина окна. <text:span text:style-name="T42">Функция </text:span><text:span text:style-name="T11">K(x)</text:span><text:span text:style-name="T42"> подбирается так чтобы в случае если </text:span><text:span text:style-name="T11">x</text:span><text:span text:style-name="T42"> = 1 функция имеет нормальное значение, а при сильном росте </text:span><text:span text:style-name="T11">x </text:span><text:span text:style-name="T21">её значение стремится к 0. Таким образом, если </text:span><text:span text:style-name="T21"><draw:frame draw:style-name="fr1" draw:name="Object20" text:anchor-type="as-char" svg:y="-0.226cm" svg:width="0.432cm" svg:height="0.333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равно </text:span><text:span text:style-name="T11">h</text:span><text:span text:style-name="T21">, то всё хорошо.</text:span></text:p>
      <text:p text:style-name="P66"><text:span text:style-name="T21">П</text:span><text:span text:style-name="T17">ример K(x), гауссовское ядро:</text:span></text:p>
      <text:p text:style-name="P40"><draw:frame draw:style-name="fr1" draw:name="Object21" text:anchor-type="as-char" svg:y="-0.67cm" svg:width="4.914cm" svg:height="1.101cm" draw:z-index="18"><draw:object xlink:href="./Object 21" xlink:type="simple" xlink:show="embed" xlink:actuate="onLoad"/><draw:image xlink:href="./ObjectReplacements/Object 21" xlink:type="simple" xlink:show="embed" xlink:actuate="onLoad"/></draw:frame></text:p>
      <text:h text:style-name="P5" text:outline-level="2"><text:bookmark-start text:name="__RefHeading___Toc249_2908981149"/>Термины<text:bookmark-end text:name="__RefHeading___Toc249_2908981149"/></text:h>
      <text:p text:style-name="P12"><text:bookmark-start text:name="__RefHeading___Toc241_2908981149"/><text:span text:style-name="T2">Гиперпараметр</text:span> — параметр, который нельзя подбирать на обучающей выборке. <text:s/>Например, k на обучающей выборке всегда будет равно 1.<text:bookmark-end text:name="__RefHeading___Toc241_2908981149"/></text:p>
      <text:p text:style-name="P12"><text:bookmark-start text:name="__RefHeading___Toc243_2908981149"/><text:span text:style-name="T2">Отложенная выборка</text:span><text:span text:style-name="T34"> — исходные данные делятся на несколько выборок: обучающая — для обучения, валидационная — для </text:span><text:span text:style-name="T37">подбора</text:span><text:span text:style-name="T34"> гиперпараметров, тестовая — для </text:span><text:span text:style-name="T38">оценки </text:span><text:span text:style-name="T34">качества модели.</text:span><text:bookmark-end text:name="__RefHeading___Toc243_2908981149"/></text:p>
      <text:p text:style-name="P12"><text:bookmark-start text:name="__RefHeading___Toc245_2908981149"/><text:span text:style-name="T2">Кросс-валидация</text:span><text:span text:style-name="T34"> — исходные данные разбиваются на несколько блоков и по очереди применяют каждый блок в роли обучающей, валидационной и тестовой выборок. При этом каждый объект выступает в каждой роли. </text:span><text:span text:style-name="T35">Разбиение называется <text:s/>фолд, fold. Если количество фолдов n равно количеству объектов — </text:span><text:span text:style-name="T36">это</text:span><text:span text:style-name="T35"> leave-one-out. Обычно </text:span><text:span text:style-name="T12">n</text:span><text:span text:style-name="T35"> = 3, </text:span><text:span text:style-name="T12">n</text:span><text:span text:style-name="T35"> = 5 или </text:span><text:span text:style-name="T12">n</text:span><text:span text:style-name="T35"> = 10.</text:span><text:bookmark-end text:name="__RefHeading___Toc245_2908981149"/></text:p>
      <text:p text:style-name="P12"><text:bookmark-start text:name="__RefHeading___Toc247_2908981149"/><text:span text:style-name="T2">Переобучение</text:span><text:span text:style-name="T34"> — слишком сильный подгон на обучающую выборку. При переобучении качество модели на обучающей выборке хорошее, на новых данных — плохое.</text:span><text:bookmark-end text:name="__RefHeading___Toc247_2908981149"/></text:p>
      <text:h text:style-name="P6" text:outline-level="1"><text:bookmark-start text:name="__RefHeading___Toc251_2908981149"/>3. <text:span text:style-name="T44">Линейная регрессия</text:span><text:bookmark-end text:name="__RefHeading___Toc251_2908981149"/></text:h>
      <text:p text:style-name="P14"><text:bookmark-start text:name="__RefHeading___Toc520_586455626"/><draw:frame draw:style-name="fr1" draw:name="Object28" text:anchor-type="as-char" svg:y="-0.713cm" svg:width="9.543cm" svg:height="1.139cm" draw:z-index="27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520_586455626"/></text:p>
      <text:p text:style-name="P67"><text:span text:style-name="T44">г</text:span>де<draw:frame draw:style-name="fr1" draw:name="Object29" text:anchor-type="as-char" svg:y="-0.377cm" svg:width="0.644cm" svg:height="0.531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44">— свободный коэффициент или сдвиг, </text:span><text:span text:style-name="T44"><draw:frame draw:style-name="fr1" draw:name="Object31" text:anchor-type="as-char" svg:y="-0.377cm" svg:width="0.587cm" svg:height="0.531cm" draw:z-index="50"><draw:object xlink:href="./Object 31" xlink:type="simple" xlink:show="embed" xlink:actuate="onLoad"/><draw:image xlink:href="./ObjectReplacements/Object 31" xlink:type="simple" xlink:show="embed" xlink:actuate="onLoad"/></draw:frame></text:span><text:span text:style-name="T44">— веса/коэффициенты,</text:span><text:span text:style-name="T44"><draw:frame draw:style-name="fr1" draw:name="Object30" text:anchor-type="as-char" svg:y="-0.377cm" svg:width="0.443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4">— количество признаков. Количество параметров всегда</text:span><text:span text:style-name="T44"><draw:frame draw:style-name="fr1" draw:name="Object43" text:anchor-type="as-char" svg:y="-0.377cm" svg:width="1.05cm" svg:height="0.467cm" draw:z-index="96"><draw:object xlink:href="./Object 43" xlink:type="simple" xlink:show="embed" xlink:actuate="onLoad"/><draw:image xlink:href="./ObjectReplacements/Object 43" xlink:type="simple" xlink:show="embed" xlink:actuate="onLoad"/></draw:frame></text:span><text:span text:style-name="T44"><draw:frame draw:style-name="fr1" draw:name="Object92" text:anchor-type="as-char" svg:y="-0.386cm" svg:width="1.007cm" svg:height="0.508cm" draw:z-index="120"><draw:object xlink:href="./Object 92" xlink:type="simple" xlink:show="embed" xlink:actuate="onLoad"/><draw:image xlink:href="./ObjectReplacements/Object 92" xlink:type="simple" xlink:show="embed" xlink:actuate="onLoad"/></draw:frame></text:span><text:span text:style-name="T44">возвращает вещественное число.</text:span></text:p>
      <text:p text:style-name="P68">Будем считать, что есть признак, всегда равный единице:</text:p>
      <text:p text:style-name="P69"><draw:frame draw:style-name="fr1" draw:name="Object32" text:anchor-type="as-char" svg:y="-0.386cm" svg:width="2.591cm" svg:height="0.50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0">Геометрический смысл:<draw:frame draw:style-name="fr1" draw:name="Object34" text:anchor-type="as-char" svg:y="-0.377cm" svg:width="0.512cm" svg:height="0.467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 — вектор нормали,<draw:frame draw:style-name="fr1" draw:name="Object35" text:anchor-type="as-char" svg:y="-0.377cm" svg:width="0.432cm" svg:height="0.467cm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— вектор объекта,<draw:frame draw:style-name="fr1" draw:name="Object33" text:anchor-type="as-char" svg:y="-0.377cm" svg:width="1.291cm" svg:height="0.487cm" draw:z-index="121"><draw:object xlink:href="./Object 33" xlink:type="simple" xlink:show="embed" xlink:actuate="onLoad"/><draw:image xlink:href="./ObjectReplacements/Object 33" xlink:type="simple" xlink:show="embed" xlink:actuate="onLoad"/></draw:frame>— проекция вектора <draw:frame draw:style-name="fr1" draw:name="Object36" text:anchor-type="as-char" svg:y="-0.377cm" svg:width="0.432cm" svg:height="0.467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на нормаль.</text:p>
      <text:p text:style-name="P71"><text:span text:style-name="T2">Категориальные признаки кодируются</text:span>. Например, one-hot кодирование: каждому из значений <text:span text:style-name="T34">признака</text:span><draw:frame draw:style-name="fr1" draw:name="Object37" text:anchor-type="as-char" svg:y="-0.377cm" svg:width="2.459cm" svg:height="0.531cm" draw:z-index="36"><draw:object xlink:href="./Object 37" xlink:type="simple" xlink:show="embed" xlink:actuate="onLoad"/><draw:image xlink:href="./ObjectReplacements/Object 37" xlink:type="simple" xlink:show="embed" xlink:actuate="onLoad"/></draw:frame> <text:soft-page-break/>сопоставляется <text:span text:style-name="T45">новый «признак»</text:span><draw:frame draw:style-name="fr1" draw:name="Object38" text:anchor-type="as-char" svg:y="-0.377cm" svg:width="4.348cm" svg:height="0.531cm" draw:z-index="37"><draw:object xlink:href="./Object 38" xlink:type="simple" xlink:show="embed" xlink:actuate="onLoad"/><draw:image xlink:href="./ObjectReplacements/Object 38" xlink:type="simple" xlink:show="embed" xlink:actuate="onLoad"/></draw:frame><text:span text:style-name="T45">вес которого принимает 1 , если исходный признак принимает это значение. Еще есть one-cold.</text:span></text:p>
      <text:p text:style-name="P72"><text:span text:style-name="T2">Нелинейные зависимости «бинаризуются»</text:span>. Вместо одного признака вводится набор «признаков» с разными весами, которые включаются, если значение признака попадает в диапазон.</text:p>
      <text:p text:style-name="P12"><text:bookmark-start text:name="__RefHeading___Toc522_586455626"/><text:span text:style-name="T2">Среднеквадратичная ошибка</text:span> <text:span text:style-name="T56">— Mean </text:span><text:span text:style-name="T57">Squared</text:span><text:span text:style-name="T56"> Error (M</text:span><text:span text:style-name="T57">S</text:span><text:span text:style-name="T56">E).</text:span><text:bookmark-end text:name="__RefHeading___Toc522_586455626"/></text:p>
      <text:p text:style-name="P25"><draw:frame draw:style-name="fr1" draw:name="Object39" text:anchor-type="as-char" svg:y="-0.713cm" svg:width="6.923cm" svg:height="1.13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9">где<draw:frame draw:style-name="fr1" draw:name="Object41" text:anchor-type="as-char" svg:y="-0.377cm" svg:width="0.794cm" svg:height="0.467cm" draw:z-index="71"><draw:object xlink:href="./Object 41" xlink:type="simple" xlink:show="embed" xlink:actuate="onLoad"/><draw:image xlink:href="./ObjectReplacements/Object 41" xlink:type="simple" xlink:show="embed" xlink:actuate="onLoad"/></draw:frame> — произведение матрицы на вектор,<draw:frame draw:style-name="fr1" draw:name="Object42" text:anchor-type="as-char" svg:y="-0.377cm" svg:width="0.841cm" svg:height="0.487cm" draw:z-index="72"><draw:object xlink:href="./Object 42" xlink:type="simple" xlink:show="embed" xlink:actuate="onLoad"/><draw:image xlink:href="./ObjectReplacements/Object 42" xlink:type="simple" xlink:show="embed" xlink:actuate="onLoad"/></draw:frame>— Евклидова норма,</text:p>
      <text:p text:style-name="P74"><draw:frame draw:style-name="fr1" draw:name="Object48" text:anchor-type="as-char" svg:y="-1.586cm" svg:width="11.908cm" svg:height="2.999cm" draw:z-index="39"><draw:object xlink:href="./Object 48" xlink:type="simple" xlink:show="embed" xlink:actuate="onLoad"/><draw:image xlink:href="./ObjectReplacements/Object 48" xlink:type="simple" xlink:show="embed" xlink:actuate="onLoad"/></draw:frame></text:p>
      <text:p text:style-name="P73"><draw:frame draw:style-name="fr1" draw:name="Object40" text:anchor-type="as-char" svg:y="-0.713cm" svg:width="2.323cm" svg:height="1.139cm" draw:z-index="40"><draw:object xlink:href="./Object 40" xlink:type="simple" xlink:show="embed" xlink:actuate="onLoad"/><draw:image xlink:href="./ObjectReplacements/Object 40" xlink:type="simple" xlink:show="embed" xlink:actuate="onLoad"/></draw:frame></text:p>
      <text:h text:style-name="P1" text:outline-level="2"><text:bookmark-start text:name="__RefHeading___Toc524_586455626"/>Обучение<text:bookmark-end text:name="__RefHeading___Toc524_586455626"/></text:h>
      <text:p text:style-name="P46">Для обучения на среднеквадратичной ошибке (MSE), необходимо рассчитать веса по формуле:</text:p>
      <text:p text:style-name="P47"><draw:frame draw:style-name="fr1" draw:name="Object44" text:anchor-type="as-char" svg:y="-0.437cm" svg:width="3.344cm" svg:height="0.557cm" draw:z-index="44"><draw:object xlink:href="./Object 44" xlink:type="simple" xlink:show="embed" xlink:actuate="onLoad"/><draw:image xlink:href="./ObjectReplacements/Object 44" xlink:type="simple" xlink:show="embed" xlink:actuate="onLoad"/></draw:frame></text:p>
      <text:h text:style-name="P5" text:outline-level="2"><text:bookmark-start text:name="__RefHeading___Toc526_586455626"/>Регуляризация<text:bookmark-end text:name="__RefHeading___Toc526_586455626"/></text:h>
      <text:p text:style-name="P53"><text:span text:style-name="T16">Большие коэффициенты являются симптомом переобучения. Для борьбы с этим вводится коэффициент регуляризации</text:span><text:span text:style-name="T16"><draw:frame draw:style-name="fr1" draw:name="Object45" text:anchor-type="as-char" svg:y="-0.377cm" svg:width="0.617cm" svg:height="0.467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 штрафующий за большие веса:</text:span></text:p>
      <text:p text:style-name="P55"><text:span text:style-name="T22"><draw:frame draw:style-name="fr1" draw:name="Object52" text:anchor-type="as-char" svg:y="-0.377cm" svg:width="0.589cm" svg:height="0.531cm" draw:z-index="70"><draw:object xlink:href="./Object 52" xlink:type="simple" xlink:show="embed" xlink:actuate="onLoad"/><draw:image xlink:href="./ObjectReplacements/Object 52" xlink:type="simple" xlink:show="embed" xlink:actuate="onLoad"/></draw:frame></text:span><text:span text:style-name="T22">-регуляризатор:</text:span></text:p>
      <text:p text:style-name="P48"><draw:frame draw:style-name="fr1" draw:name="Object51" text:anchor-type="as-char" svg:y="-0.713cm" svg:width="7.92cm" svg:height="1.139cm" draw:z-index="7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55"><text:span text:style-name="T16"><draw:frame draw:style-name="fr1" draw:name="Object50" text:anchor-type="as-char" svg:y="-0.377cm" svg:width="0.591cm" svg:height="0.531cm" draw:z-index="89"><draw:object xlink:href="./Object 50" xlink:type="simple" xlink:show="embed" xlink:actuate="onLoad"/><draw:image xlink:href="./ObjectReplacements/Object 50" xlink:type="simple" xlink:show="embed" xlink:actuate="onLoad"/></draw:frame></text:span><text:span text:style-name="T16">-регуляризатор:</text:span></text:p>
      <text:p text:style-name="P54"><draw:frame draw:style-name="fr1" draw:name="Object46" text:anchor-type="as-char" svg:y="-0.713cm" svg:width="7.53cm" svg:height="1.139cm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54"><draw:frame draw:style-name="fr1" draw:name="Object47" text:anchor-type="as-char" svg:y="-0.437cm" svg:width="4.143cm" svg:height="0.557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6">где <draw:frame draw:style-name="fr1" draw:name="Object49" text:anchor-type="as-char" svg:y="-0.377cm" svg:width="0.402cm" svg:height="0.467cm" draw:z-index="48"><draw:object xlink:href="./Object 49" xlink:type="simple" xlink:show="embed" xlink:actuate="onLoad"/><draw:image xlink:href="./ObjectReplacements/Object 49" xlink:type="simple" xlink:show="embed" xlink:actuate="onLoad"/></draw:frame><text:s/>— <text:span text:style-name="T60">диагональная</text:span> матрица.</text:p>
      <text:p text:style-name="P57">При использовании <draw:frame draw:style-name="fr1" draw:name="Object55" text:anchor-type="as-char" svg:y="-0.377cm" svg:width="0.589cm" svg:height="0.531cm" draw:z-index="57"><draw:object xlink:href="./Object 55" xlink:type="simple" xlink:show="embed" xlink:actuate="onLoad"/><draw:image xlink:href="./ObjectReplacements/Object 55" xlink:type="simple" xlink:show="embed" xlink:actuate="onLoad"/></draw:frame>-регуляризатора (так как сумма модулей называется <draw:frame draw:style-name="fr1" draw:name="Object54" text:anchor-type="as-char" svg:y="-0.377cm" svg:width="0.591cm" svg:height="0.531cm" draw:z-index="60"><draw:object xlink:href="./Object 54" xlink:type="simple" xlink:show="embed" xlink:actuate="onLoad"/><draw:image xlink:href="./ObjectReplacements/Object 54" xlink:type="simple" xlink:show="embed" xlink:actuate="onLoad"/></draw:frame>-нормой, манхеттенской нормой) происходит отбор признаков, которые реально важны для модели.</text:p>
      <text:p text:style-name="P57"><text:soft-page-break/>При использовании <draw:frame draw:style-name="fr1" draw:name="Object53" text:anchor-type="as-char" svg:y="-0.377cm" svg:width="0.591cm" svg:height="0.531cm" draw:z-index="52"><draw:object xlink:href="./Object 53" xlink:type="simple" xlink:show="embed" xlink:actuate="onLoad"/><draw:image xlink:href="./ObjectReplacements/Object 53" xlink:type="simple" xlink:show="embed" xlink:actuate="onLoad"/></draw:frame>-регуляризатора вырожденная матрица может стать не вырожденной <text:s/>и появится решение для уравнения коэффициентов.</text:p>
      <text:h text:style-name="P5" text:outline-level="2"><text:bookmark-start text:name="__RefHeading___Toc528_586455626"/>Масштабирование признаков<text:bookmark-end text:name="__RefHeading___Toc528_586455626"/></text:h>
      <text:p text:style-name="P58"><draw:frame draw:style-name="fr1" draw:name="Object58" text:anchor-type="as-char" svg:y="-0.743cm" svg:width="2.205cm" svg:height="1.032cm" draw:z-index="61"><draw:object xlink:href="./Object 58" xlink:type="simple" xlink:show="embed" xlink:actuate="onLoad"/><draw:image xlink:href="./ObjectReplacements/Object 58" xlink:type="simple" xlink:show="embed" xlink:actuate="onLoad"/></draw:frame></text:p>
      <text:p text:style-name="P59">где</text:p>
      <text:p text:style-name="P58"><draw:frame draw:style-name="fr1" draw:name="Object56" text:anchor-type="as-char" svg:y="-0.713cm" svg:width="2.055cm" svg:height="1.139cm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T46">—</text:span> среднее значение,</text:p>
      <text:p text:style-name="P58"><draw:frame draw:style-name="fr1" draw:name="Object57" text:anchor-type="as-char" svg:y="-0.808cm" svg:width="3.591cm" svg:height="1.236cm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T46">—</text:span> стандартное отклонение.</text:p>
      <text:h text:style-name="P5" text:outline-level="2"><text:bookmark-start text:name="__RefHeading___Toc530_586455626"/>Оценка важности признаков<text:bookmark-end text:name="__RefHeading___Toc530_586455626"/></text:h>
      <text:p text:style-name="P49">Масштабировать признаки, регуляризовать модель, посмотреть на веса. Можно проверить качество модели поочерёдно выкидывая по одному признаку.</text:p>
      <text:h text:style-name="P5" text:outline-level="2"><text:bookmark-start text:name="__RefHeading___Toc532_586455626"/>Термины<text:bookmark-end text:name="__RefHeading___Toc532_586455626"/></text:h>
      <text:p text:style-name="P52">Детерминант (определитель) матрицы</text:p>
      <text:p text:style-name="P44"><text:span text:style-name="T16">Градиент</text:span><text:span text:style-name="T25"> — </text:span><text:span text:style-name="T26">вектор, указывающий направление роста значения функции.</text:span></text:p>
      <text:p text:style-name="P50">Производная</text:p>
      <text:p text:style-name="P50">Произведение матриц</text:p>
      <text:p text:style-name="P50">Транспонированная матрица</text:p>
      <text:p text:style-name="P51">Обратная матрица</text:p>
      <text:p text:style-name="P50">Ковариационная матрица</text:p>
      <text:p text:style-name="P50">Вырожденная матрица</text:p>
      <text:h text:style-name="P6" text:outline-level="1"><text:bookmark-start text:name="__RefHeading___Toc1510_1122520183"/><text:span text:style-name="T47">4. </text:span>Градиентный спуск<text:bookmark-end text:name="__RefHeading___Toc1510_1122520183"/></text:h>
      <text:p text:style-name="P12">Подход к обучению линейных моделей.</text:p>
      <text:h text:style-name="P5" text:outline-level="2"><text:bookmark-start text:name="__RefHeading___Toc1512_1122520183"/>Градиент и его свойства<text:bookmark-end text:name="__RefHeading___Toc1512_1122520183"/></text:h>
      <text:p text:style-name="P14"><draw:frame draw:style-name="fr1" draw:name="Object70" text:anchor-type="as-char" svg:y="-0.676cm" svg:width="4.44cm" svg:height="1.171cm" draw:z-index="62"><draw:object xlink:href="./Object 70" xlink:type="simple" xlink:show="embed" xlink:actuate="onLoad"/><draw:image xlink:href="./ObjectReplacements/Object 70" xlink:type="simple" xlink:show="embed" xlink:actuate="onLoad"/></draw:frame></text:p>
      <text:p text:style-name="P76">В точке экстремума<draw:frame draw:style-name="fr1" draw:name="Object71" text:anchor-type="as-char" svg:y="-0.377cm" svg:width="0.564cm" svg:height="0.531cm" draw:z-index="63"><draw:object xlink:href="./Object 71" xlink:type="simple" xlink:show="embed" xlink:actuate="onLoad"/><draw:image xlink:href="./ObjectReplacements/Object 71" xlink:type="simple" xlink:show="embed" xlink:actuate="onLoad"/></draw:frame>, если в ней существует производная, градиент равен 0.</text:p>
      <text:p text:style-name="P77"><draw:frame draw:style-name="fr1" draw:name="Object78" text:anchor-type="as-char" svg:y="-0.386cm" svg:width="2.223cm" svg:height="0.542cm" draw:z-index="64"><draw:object xlink:href="./Object 78" xlink:type="simple" xlink:show="embed" xlink:actuate="onLoad"/><draw:image xlink:href="./ObjectReplacements/Object 78" xlink:type="simple" xlink:show="embed" xlink:actuate="onLoad"/></draw:frame></text:p>
      <text:p text:style-name="P76">Если функция выпуклая, то экстремум будет один. </text:p>
      <text:h text:style-name="P5" text:outline-level="2"><text:bookmark-start text:name="__RefHeading___Toc1514_1122520183"/><text:soft-page-break/>Градиентный спуск<text:bookmark-end text:name="__RefHeading___Toc1514_1122520183"/></text:h>
      <text:p text:style-name="Standard"><text:span text:style-name="T61">MSE — функция выпуклая. </text:span>Градиент для MSE:</text:p>
      <text:p text:style-name="P123"><draw:frame draw:style-name="fr1" draw:name="Object88" text:anchor-type="as-char" svg:y="-0.718cm" svg:width="5.833cm" svg:height="1.215cm" draw:z-index="65"><draw:object xlink:href="./Object 88" xlink:type="simple" xlink:show="embed" xlink:actuate="onLoad"/><draw:image xlink:href="./ObjectReplacements/Object 88" xlink:type="simple" xlink:show="embed" xlink:actuate="onLoad"/></draw:frame></text:p>
      <text:p text:style-name="P123"><draw:frame draw:style-name="fr1" draw:name="Object89" text:anchor-type="as-char" svg:y="-0.713cm" svg:width="5.664cm" svg:height="1.154cm" draw:z-index="66"><draw:object xlink:href="./Object 89" xlink:type="simple" xlink:show="embed" xlink:actuate="onLoad"/><draw:image xlink:href="./ObjectReplacements/Object 89" xlink:type="simple" xlink:show="embed" xlink:actuate="onLoad"/></draw:frame></text:p>
      <text:p text:style-name="P124"/>
      <text:p text:style-name="P98">В матричном виде:</text:p>
      <text:p text:style-name="P79"><draw:frame draw:style-name="fr1" draw:name="Object72" text:anchor-type="as-char" svg:y="-0.619cm" svg:width="4.5cm" svg:height="0.998cm" draw:z-index="67"><draw:object xlink:href="./Object 72" xlink:type="simple" xlink:show="embed" xlink:actuate="onLoad"/><draw:image xlink:href="./ObjectReplacements/Object 72" xlink:type="simple" xlink:show="embed" xlink:actuate="onLoad"/></draw:frame></text:p>
      <text:p text:style-name="P97">Обучение градиентного спуска:</text:p>
      <text:p text:style-name="P78">1. Начальное приближение: <draw:frame draw:style-name="fr1" draw:name="Object80" text:anchor-type="as-char" svg:y="-0.437cm" svg:width="0.829cm" svg:height="0.527cm" draw:z-index="68"><draw:object xlink:href="./Object 80" xlink:type="simple" xlink:show="embed" xlink:actuate="onLoad"/><draw:image xlink:href="./ObjectReplacements/Object 80" xlink:type="simple" xlink:show="embed" xlink:actuate="onLoad"/></draw:frame></text:p>
      <text:p text:style-name="P78">2. Повторять:</text:p>
      <text:p text:style-name="P79"><draw:frame draw:style-name="fr1" draw:name="Object73" text:anchor-type="as-char" svg:y="-0.437cm" svg:width="4.339cm" svg:height="0.557cm" draw:z-index="69"><draw:object xlink:href="./Object 73" xlink:type="simple" xlink:show="embed" xlink:actuate="onLoad"/><draw:image xlink:href="./ObjectReplacements/Object 73" xlink:type="simple" xlink:show="embed" xlink:actuate="onLoad"/></draw:frame></text:p>
      <text:p text:style-name="P90">где,<draw:frame draw:style-name="fr1" draw:name="Object75" text:anchor-type="as-char" svg:y="-0.213cm" svg:width="0.469cm" svg:height="0.319cm" draw:z-index="75"><draw:object xlink:href="./Object 75" xlink:type="simple" xlink:show="embed" xlink:actuate="onLoad"/><draw:image xlink:href="./ObjectReplacements/Object 75" xlink:type="simple" xlink:show="embed" xlink:actuate="onLoad"/></draw:frame>— размер шага,<draw:frame draw:style-name="fr1" draw:name="Object76" text:anchor-type="as-char" svg:y="-0.377cm" svg:width="0.349cm" svg:height="0.467cm" draw:z-index="76"><draw:object xlink:href="./Object 76" xlink:type="simple" xlink:show="embed" xlink:actuate="onLoad"/><draw:image xlink:href="./ObjectReplacements/Object 76" xlink:type="simple" xlink:show="embed" xlink:actuate="onLoad"/></draw:frame>— номер шага;</text:p>
      <text:p text:style-name="P88">3. Останавливаемся, если:</text:p>
      <text:p text:style-name="P86"><draw:frame draw:style-name="fr1" draw:name="Object74" text:anchor-type="as-char" svg:y="-0.437cm" svg:width="2.731cm" svg:height="0.547cm" draw:z-index="79"><draw:object xlink:href="./Object 74" xlink:type="simple" xlink:show="embed" xlink:actuate="onLoad"/><draw:image xlink:href="./ObjectReplacements/Object 74" xlink:type="simple" xlink:show="embed" xlink:actuate="onLoad"/></draw:frame></text:p>
      <text:p text:style-name="P91">Градиентный спуск гарантированно находит локальный минимум. Чтобы увеличить вероятность нахождения глобального минимума применяют <text:span text:style-name="T2">мультистарт</text:span> — запуск градиентного спуска из разных начальных точек.</text:p>
      <text:p text:style-name="P92">Длина шага<draw:frame draw:style-name="fr1" draw:name="Object79" text:anchor-type="as-char" svg:y="-0.213cm" svg:width="0.469cm" svg:height="0.319cm" draw:z-index="80"><draw:object xlink:href="./Object 79" xlink:type="simple" xlink:show="embed" xlink:actuate="onLoad"/><draw:image xlink:href="./ObjectReplacements/Object 79" xlink:type="simple" xlink:show="embed" xlink:actuate="onLoad"/></draw:frame>позволяет контролировать скорость обучения. Если длина шага выбрана слишком большой, то есть шанс, что градиентный спуск «разойдётся».</text:p>
      <text:h text:style-name="Heading_20_2" text:outline-level="2"><text:bookmark-start text:name="__RefHeading___Toc914_1757911697"/>Стохастический градиентный спуск<text:bookmark-end text:name="__RefHeading___Toc914_1757911697"/></text:h>
      <text:p text:style-name="P93">1. Начальное приближение:<draw:frame draw:style-name="fr1" draw:name="Object90" text:anchor-type="as-char" svg:y="-0.437cm" svg:width="0.829cm" svg:height="0.527cm" draw:z-index="81"><draw:object xlink:href="./Object 90" xlink:type="simple" xlink:show="embed" xlink:actuate="onLoad"/><draw:image xlink:href="./ObjectReplacements/Object 90" xlink:type="simple" xlink:show="embed" xlink:actuate="onLoad"/></draw:frame></text:p>
      <text:p text:style-name="P93">2. Повторять, каждый раз выбирая случайно m объектов <draw:frame draw:style-name="fr1" draw:name="Object83" text:anchor-type="as-char" svg:y="-0.377cm" svg:width="1.794cm" svg:height="0.568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95"><draw:frame draw:style-name="fr1" draw:name="Object81" text:anchor-type="as-char" svg:y="-0.713cm" svg:width="6.197cm" svg:height="1.139cm" draw:z-index="83"><draw:object xlink:href="./Object 81" xlink:type="simple" xlink:show="embed" xlink:actuate="onLoad"/><draw:image xlink:href="./ObjectReplacements/Object 81" xlink:type="simple" xlink:show="embed" xlink:actuate="onLoad"/></draw:frame></text:p>
      <text:p text:style-name="P94">Частный случай, когда <draw:frame draw:style-name="fr1" draw:name="Object84" text:anchor-type="as-char" svg:y="-0.377cm" svg:width="1.185cm" svg:height="0.467cm" draw:z-index="8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96"><draw:frame draw:style-name="fr1" draw:name="Object87" text:anchor-type="as-char" svg:y="-0.437cm" svg:width="5.115cm" svg:height="0.66cm" draw:z-index="85"><draw:object xlink:href="./Object 87" xlink:type="simple" xlink:show="embed" xlink:actuate="onLoad"/><draw:image xlink:href="./ObjectReplacements/Object 87" xlink:type="simple" xlink:show="embed" xlink:actuate="onLoad"/></draw:frame></text:p>
      <text:p text:style-name="P89">3. Останавливаемся, если:</text:p>
      <text:p text:style-name="P87"><draw:frame draw:style-name="fr1" draw:name="Object82" text:anchor-type="as-char" svg:y="-0.437cm" svg:width="2.731cm" svg:height="0.547cm" draw:z-index="86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93">Если грамотно подобрать <draw:frame draw:style-name="fr1" draw:name="Object85" text:anchor-type="as-char" svg:y="-0.377cm" svg:width="0.7cm" svg:height="0.531cm" draw:z-index="87"><draw:object xlink:href="./Object 85" xlink:type="simple" xlink:show="embed" xlink:actuate="onLoad"/><draw:image xlink:href="./ObjectReplacements/Object 85" xlink:type="simple" xlink:show="embed" xlink:actuate="onLoad"/></draw:frame><text:s/>то можно получить нормальную сходимость. <text:span text:style-name="T62">Такой метод может позволять обучать модель на выборках, которые не помещаются в память. А также за счет уменьшения вычислений на отдельном шаге, ускорять алгоритм.</text:span></text:p>
      <text:h text:style-name="P5" text:outline-level="2"><text:bookmark-start text:name="__RefHeading___Toc1507_1122520183"/>Функции потерь<text:bookmark-end text:name="__RefHeading___Toc1507_1122520183"/></text:h>
      <text:p text:style-name="Standard"><text:soft-page-break/><text:span text:style-name="T2">Средняя квадратичная ошибка</text:span> <text:span text:style-name="T56">— Mean </text:span><text:span text:style-name="T55">Squared</text:span><text:span text:style-name="T56"> Error (MAE).</text:span></text:p>
      <text:p text:style-name="P122"><text:bookmark-start text:name="__RefHeading___Toc916_1757911697"/><draw:frame draw:style-name="fr1" draw:name="Object86" text:anchor-type="as-char" svg:y="-0.437cm" svg:width="3.418cm" svg:height="0.557cm" draw:z-index="88"><draw:object xlink:href="./Object 86" xlink:type="simple" xlink:show="embed" xlink:actuate="onLoad"/><draw:image xlink:href="./ObjectReplacements/Object 86" xlink:type="simple" xlink:show="embed" xlink:actuate="onLoad"/></draw:frame><text:bookmark-end text:name="__RefHeading___Toc916_1757911697"/></text:p>
      <text:p text:style-name="P122"><text:bookmark-start text:name="__RefHeading___Toc918_1757911697"/><draw:frame draw:style-name="fr1" draw:name="Object77" text:anchor-type="as-char" svg:y="-0.713cm" svg:width="5.149cm" svg:height="1.139cm" draw:z-index="101"><draw:object xlink:href="./Object 77" xlink:type="simple" xlink:show="embed" xlink:actuate="onLoad"/><draw:image xlink:href="./ObjectReplacements/Object 77" xlink:type="simple" xlink:show="embed" xlink:actuate="onLoad"/></draw:frame><text:bookmark-end text:name="__RefHeading___Toc918_1757911697"/></text:p>
      <text:p text:style-name="Standard"><text:bookmark-start text:name="__RefHeading___Toc920_1757911697"/>Большой штраф за аномальные выбросы.<text:bookmark-end text:name="__RefHeading___Toc920_1757911697"/></text:p>
      <text:p text:style-name="P20"><text:span text:style-name="T49">С</text:span><text:span text:style-name="T48">редняя абсолютная ошибка</text:span><text:span text:style-name="T50"> — Mean Absolute Error (MAE).</text:span></text:p>
      <text:p text:style-name="P9"><draw:frame draw:style-name="fr1" draw:name="Object63" text:anchor-type="as-char" svg:y="-0.386cm" svg:width="3.013cm" svg:height="0.508cm" draw:z-index="105"><draw:object xlink:href="./Object 63" xlink:type="simple" xlink:show="embed" xlink:actuate="onLoad"/><draw:image xlink:href="./ObjectReplacements/Object 63" xlink:type="simple" xlink:show="embed" xlink:actuate="onLoad"/></draw:frame></text:p>
      <text:p text:style-name="P9"><draw:frame draw:style-name="fr1" draw:name="Object64" text:anchor-type="as-char" svg:y="-0.713cm" svg:width="4.897cm" svg:height="1.139cm" draw:z-index="106"><draw:object xlink:href="./Object 64" xlink:type="simple" xlink:show="embed" xlink:actuate="onLoad"/><draw:image xlink:href="./ObjectReplacements/Object 64" xlink:type="simple" xlink:show="embed" xlink:actuate="onLoad"/></draw:frame></text:p>
      <text:p text:style-name="P21"><text:span text:style-name="T50">Меньше штрафует на выбросах. Лучше подходит </text:span><text:span text:style-name="T53">для</text:span><text:span text:style-name="T50"> зашумленных </text:span><text:span text:style-name="T53">выборок</text:span><text:span text:style-name="T50">. Однако у этой функции нет производной в нуле, </text:span><text:span text:style-name="T51">следовательно градиентный </text:span><text:span text:style-name="T52">спуск использовать нельзя.</text:span></text:p>
      <text:p text:style-name="P11">Функция потерь Хубера</text:p>
      <text:p text:style-name="P9"><draw:frame draw:style-name="fr1" draw:name="Object65" text:anchor-type="as-char" svg:y="-1.215cm" svg:width="6.879cm" svg:height="2.328cm" draw:z-index="107"><draw:object xlink:href="./Object 65" xlink:type="simple" xlink:show="embed" xlink:actuate="onLoad"/><draw:image xlink:href="./ObjectReplacements/Object 65" xlink:type="simple" xlink:show="embed" xlink:actuate="onLoad"/></draw:frame></text:p>
      <text:p text:style-name="P10"><draw:frame draw:style-name="fr1" draw:name="Object66" text:anchor-type="as-char" svg:y="-0.713cm" svg:width="5.239cm" svg:height="1.139cm" draw:z-index="108"><draw:object xlink:href="./Object 66" xlink:type="simple" xlink:show="embed" xlink:actuate="onLoad"/><draw:image xlink:href="./ObjectReplacements/Object 66" xlink:type="simple" xlink:show="embed" xlink:actuate="onLoad"/></draw:frame></text:p>
      <text:p text:style-name="P22"><text:span text:style-name="T50">Там где модуль отклонения не превышает </text:span><text:span text:style-name="T50"><draw:frame draw:style-name="fr1" draw:name="Object69" text:anchor-type="as-char" svg:y="-0.319cm" svg:width="0.422cm" svg:height="0.344cm" draw:z-index="109"><draw:object xlink:href="./Object 69" xlink:type="simple" xlink:show="embed" xlink:actuate="onLoad"/><draw:image xlink:href="./ObjectReplacements/Object 69" xlink:type="simple" xlink:show="embed" xlink:actuate="onLoad"/></draw:frame></text:span><text:span text:style-name="T50">, используем квадрат отклонения, а там где модуль отклонения выше, используем что-то типа модуля (константы использованы чтобы функция была непрерывна</text:span><text:span text:style-name="T54">)</text:span><text:span text:style-name="T50">.</text:span></text:p>
      <text:p text:style-name="P80"><text:span text:style-name="T4">С</text:span><text:span text:style-name="T2">редний модуль относительной ошибки</text:span> — Mean Absolute Percentage Error (MAPE).</text:p>
      <text:p text:style-name="P81"><draw:frame draw:style-name="fr1" draw:name="Object59" text:anchor-type="as-char" svg:y="-0.669cm" svg:width="3.097cm" svg:height="1.097cm" draw:z-index="110"><draw:object xlink:href="./Object 59" xlink:type="simple" xlink:show="embed" xlink:actuate="onLoad"/><draw:image xlink:href="./ObjectReplacements/Object 59" xlink:type="simple" xlink:show="embed" xlink:actuate="onLoad"/></draw:frame></text:p>
      <text:p text:style-name="P81"><draw:frame draw:style-name="fr1" draw:name="Object60" text:anchor-type="as-char" svg:y="-0.75cm" svg:width="5.664cm" svg:height="1.247cm" draw:z-index="111"><draw:object xlink:href="./Object 60" xlink:type="simple" xlink:show="embed" xlink:actuate="onLoad"/><draw:image xlink:href="./ObjectReplacements/Object 60" xlink:type="simple" xlink:show="embed" xlink:actuate="onLoad"/></draw:frame></text:p>
      <text:p text:style-name="P83">Обычно её использует в прогнозировании спроса.</text:p>
      <text:p text:style-name="P83">Если <draw:frame draw:style-name="fr1" draw:name="Object68" text:anchor-type="as-char" svg:y="-0.377cm" svg:width="0.982cm" svg:height="0.467cm" draw:z-index="112"><draw:object xlink:href="./Object 68" xlink:type="simple" xlink:show="embed" xlink:actuate="onLoad"/><draw:image xlink:href="./ObjectReplacements/Object 68" xlink:type="simple" xlink:show="embed" xlink:actuate="onLoad"/></draw:frame>, штраф всегда не больше 1, если <draw:frame draw:style-name="fr1" draw:name="Object67" text:anchor-type="as-char" svg:y="-0.377cm" svg:width="0.982cm" svg:height="0.467cm" draw:z-index="113"><draw:object xlink:href="./Object 67" xlink:type="simple" xlink:show="embed" xlink:actuate="onLoad"/><draw:image xlink:href="./ObjectReplacements/Object 67" xlink:type="simple" xlink:show="embed" xlink:actuate="onLoad"/></draw:frame>, то штраф может расти до бесконечности. <text:span text:style-name="T58">Выгодно занижать прогноз.</text:span></text:p>
      <text:p text:style-name="P84"><text:span text:style-name="T4">Симметричный </text:span><text:span text:style-name="T2">средний модуль относительной ошибки</text:span> — <text:span text:style-name="T59">Symmetric </text:span>Mean Absolute Percentage Error (<text:span text:style-name="T58">S</text:span>MAPE).</text:p>
      <text:p text:style-name="P82"><draw:frame draw:style-name="fr1" draw:name="Object61" text:anchor-type="as-char" svg:y="-0.64cm" svg:width="3.891cm" svg:height="1.058cm" draw:z-index="11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82"><draw:frame draw:style-name="fr1" draw:name="Object62" text:anchor-type="as-char" svg:y="-0.713cm" svg:width="6.459cm" svg:height="1.162cm" draw:z-index="11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99"><text:soft-page-break/>Штраф не превышает 2. предпочтений «недопрогнозу» нет. График функции симметричен.</text:p>
      <text:h text:style-name="P6" text:outline-level="1"><text:bookmark-start text:name="__RefHeading___Toc976_2218830826"/><text:span text:style-name="T63">5. </text:span>Линейный классификатор. <text:span text:style-name="T63">Бинарная классификация</text:span><text:bookmark-end text:name="__RefHeading___Toc976_2218830826"/></text:h>
      <text:p text:style-name="P60"><draw:frame draw:style-name="fr1" draw:name="Object91" text:anchor-type="as-char" svg:y="-0.386cm" svg:width="4.209cm" svg:height="0.508cm" draw:z-index="21"><draw:object xlink:href="./Object 91" xlink:type="simple" xlink:show="embed" xlink:actuate="onLoad"/><draw:image xlink:href="./ObjectReplacements/Object 91" xlink:type="simple" xlink:show="embed" xlink:actuate="onLoad"/></draw:frame></text:p>
      <text:p text:style-name="P60"><draw:frame draw:style-name="fr1" draw:name="Object93" text:anchor-type="as-char" svg:y="-0.771cm" svg:width="4.674cm" svg:height="1.258cm" draw:z-index="22"><draw:object xlink:href="./Object 93" xlink:type="simple" xlink:show="embed" xlink:actuate="onLoad"/><draw:image xlink:href="./ObjectReplacements/Object 93" xlink:type="simple" xlink:show="embed" xlink:actuate="onLoad"/></draw:frame></text:p>
      <text:p text:style-name="P61">Если<draw:frame draw:style-name="fr1" draw:name="Object95" text:anchor-type="as-char" svg:y="-0.386cm" svg:width="1.67cm" svg:height="0.508cm" draw:z-index="42"><draw:object xlink:href="./Object 95" xlink:type="simple" xlink:show="embed" xlink:actuate="onLoad"/><draw:image xlink:href="./ObjectReplacements/Object 95" xlink:type="simple" xlink:show="embed" xlink:actuate="onLoad"/></draw:frame>то это означает отказ от классификации, то есть модель не уверенна в ответе. В векторном виде:</text:p>
      <text:p text:style-name="P60"><draw:frame draw:style-name="fr1" draw:name="Object94" text:anchor-type="as-char" svg:y="-0.386cm" svg:width="3.357cm" svg:height="0.508cm" draw:z-index="43"><draw:object xlink:href="./Object 94" xlink:type="simple" xlink:show="embed" xlink:actuate="onLoad"/><draw:image xlink:href="./ObjectReplacements/Object 94" xlink:type="simple" xlink:show="embed" xlink:actuate="onLoad"/></draw:frame></text:p>
      <text:p text:style-name="P61">Уравнение<draw:frame draw:style-name="fr1" draw:name="Object96" text:anchor-type="as-char" svg:y="-0.377cm" svg:width="1.866cm" svg:height="0.487cm" draw:z-index="49"><draw:object xlink:href="./Object 96" xlink:type="simple" xlink:show="embed" xlink:actuate="onLoad"/><draw:image xlink:href="./ObjectReplacements/Object 96" xlink:type="simple" xlink:show="embed" xlink:actuate="onLoad"/></draw:frame>описывает гиперплоскость. Таким образом:</text:p>
      <text:list xml:id="list2477195044" text:style-name="L1">
        <text:list-item>
          <text:p text:style-name="P125"><text:span text:style-name="T27">Если</text:span><text:span text:style-name="T27"><draw:frame draw:style-name="fr1" draw:name="Object97" text:anchor-type="as-char" svg:y="-0.377cm" svg:width="2.021cm" svg:height="0.487cm" draw:z-index="51"><draw:object xlink:href="./Object 97" xlink:type="simple" xlink:show="embed" xlink:actuate="onLoad"/><draw:image xlink:href="./ObjectReplacements/Object 97" xlink:type="simple" xlink:show="embed" xlink:actuate="onLoad"/></draw:frame></text:span><text:span text:style-name="T24">, </text:span><text:span text:style-name="T27">то</text:span><text:span text:style-name="T27"><draw:frame draw:style-name="fr1" draw:name="Object100" text:anchor-type="as-char" svg:y="-0.377cm" svg:width="0.432cm" svg:height="0.467cm" draw:z-index="54"><draw:object xlink:href="./Object 100" xlink:type="simple" xlink:show="embed" xlink:actuate="onLoad"/><draw:image xlink:href="./ObjectReplacements/Object 100" xlink:type="simple" xlink:show="embed" xlink:actuate="onLoad"/></draw:frame></text:span><text:span text:style-name="T27">лежит на гиперплоскости;</text:span></text:p>
        </text:list-item>
        <text:list-item>
          <text:p text:style-name="P125"><text:span text:style-name="T27">Если</text:span><text:span text:style-name="T27"><draw:frame draw:style-name="fr1" draw:name="Object98" text:anchor-type="as-char" svg:y="-0.377cm" svg:width="1.96cm" svg:height="0.487cm" draw:z-index="58"><draw:object xlink:href="./Object 98" xlink:type="simple" xlink:show="embed" xlink:actuate="onLoad"/><draw:image xlink:href="./ObjectReplacements/Object 98" xlink:type="simple" xlink:show="embed" xlink:actuate="onLoad"/></draw:frame></text:span><text:span text:style-name="T24">, </text:span><text:span text:style-name="T27">то</text:span><text:span text:style-name="T27"><draw:frame draw:style-name="fr1" draw:name="Object101" text:anchor-type="as-char" svg:y="-0.377cm" svg:width="0.432cm" svg:height="0.467cm" draw:z-index="59"><draw:object xlink:href="./Object 101" xlink:type="simple" xlink:show="embed" xlink:actuate="onLoad"/><draw:image xlink:href="./ObjectReplacements/Object 101" xlink:type="simple" xlink:show="embed" xlink:actuate="onLoad"/></draw:frame></text:span><text:span text:style-name="T27">лежит «слева» от гиперплоскости;</text:span></text:p>
        </text:list-item>
        <text:list-item>
          <text:p text:style-name="P126"><text:span text:style-name="T64">Если</text:span><text:span text:style-name="T64"><draw:frame draw:style-name="fr1" draw:name="Object99" text:anchor-type="as-char" svg:y="-0.377cm" svg:width="1.96cm" svg:height="0.487cm" draw:z-index="73"><draw:object xlink:href="./Object 99" xlink:type="simple" xlink:show="embed" xlink:actuate="onLoad"/><draw:image xlink:href="./ObjectReplacements/Object 99" xlink:type="simple" xlink:show="embed" xlink:actuate="onLoad"/></draw:frame></text:span><text:span text:style-name="T24">, </text:span><text:span text:style-name="T27">то</text:span><text:span text:style-name="T27"><draw:frame draw:style-name="fr1" draw:name="Object102" text:anchor-type="as-char" svg:y="-0.377cm" svg:width="0.432cm" svg:height="0.467cm" draw:z-index="74"><draw:object xlink:href="./Object 102" xlink:type="simple" xlink:show="embed" xlink:actuate="onLoad"/><draw:image xlink:href="./ObjectReplacements/Object 102" xlink:type="simple" xlink:show="embed" xlink:actuate="onLoad"/></draw:frame></text:span><text:span text:style-name="T27">лежит «справа» от гиперплоскости.</text:span></text:p>
        </text:list-item>
      </text:list>
      <text:h text:style-name="P5" text:outline-level="2"><text:bookmark-start text:name="__RefHeading___Toc978_2218830826"/>Отступ<text:bookmark-end text:name="__RefHeading___Toc978_2218830826"/></text:h>
      <text:p text:style-name="P12">На сколько далеко от гиперплоскости располагается<draw:frame draw:style-name="fr1" draw:name="Object103" text:anchor-type="as-char" svg:y="-0.377cm" svg:width="0.584cm" svg:height="0.467cm" draw:z-index="78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00"><draw:frame draw:style-name="fr1" draw:name="Object104" text:anchor-type="as-char" svg:y="-0.639cm" svg:width="1.376cm" svg:height="1.035cm" draw:z-index="91"><draw:object xlink:href="./Object 104" xlink:type="simple" xlink:show="embed" xlink:actuate="onLoad"/><draw:image xlink:href="./ObjectReplacements/Object 104" xlink:type="simple" xlink:show="embed" xlink:actuate="onLoad"/></draw:frame></text:p>
      <text:p text:style-name="P101">Чем больше<draw:frame draw:style-name="fr1" draw:name="Object105" text:anchor-type="as-char" svg:y="-0.377cm" svg:width="1.446cm" svg:height="0.487cm" draw:z-index="92"><draw:object xlink:href="./Object 105" xlink:type="simple" xlink:show="embed" xlink:actuate="onLoad"/><draw:image xlink:href="./ObjectReplacements/Object 105" xlink:type="simple" xlink:show="embed" xlink:actuate="onLoad"/></draw:frame>тем дальше объект от разделяющей гиперплоскости. Чем дальше от гиперплоскости, тем «уверенней» результат модели.</text:p>
      <text:p text:style-name="P101">Отступ:</text:p>
      <text:p text:style-name="P100"><draw:frame draw:style-name="fr1" draw:name="Object106" text:anchor-type="as-char" svg:y="-0.377cm" svg:width="2.676cm" svg:height="0.531cm" draw:z-index="93"><draw:object xlink:href="./Object 106" xlink:type="simple" xlink:show="embed" xlink:actuate="onLoad"/><draw:image xlink:href="./ObjectReplacements/Object 106" xlink:type="simple" xlink:show="embed" xlink:actuate="onLoad"/></draw:frame></text:p>
      <text:list xml:id="list2686834852" text:style-name="L2">
        <text:list-item>
          <text:p text:style-name="P127">Если<draw:frame draw:style-name="fr1" draw:name="Object114" text:anchor-type="as-char" svg:y="-0.377cm" svg:width="1.208cm" svg:height="0.531cm" draw:z-index="97"><draw:object xlink:href="./Object 114" xlink:type="simple" xlink:show="embed" xlink:actuate="onLoad"/><draw:image xlink:href="./ObjectReplacements/Object 114" xlink:type="simple" xlink:show="embed" xlink:actuate="onLoad"/></draw:frame>— классификатор <text:span text:style-name="T70">даёт</text:span> верный ответ;</text:p>
        </text:list-item>
        <text:list-item>
          <text:p text:style-name="P127">Если<draw:frame draw:style-name="fr1" draw:name="Object115" text:anchor-type="as-char" svg:y="-0.377cm" svg:width="1.208cm" svg:height="0.531cm" draw:z-index="99"><draw:object xlink:href="./Object 115" xlink:type="simple" xlink:show="embed" xlink:actuate="onLoad"/><draw:image xlink:href="./ObjectReplacements/Object 115" xlink:type="simple" xlink:show="embed" xlink:actuate="onLoad"/></draw:frame>— классификатор ошибается;</text:p>
        </text:list-item>
        <text:list-item>
          <text:p text:style-name="P127">Чем больше, тем больше «уверенности».</text:p>
        </text:list-item>
      </text:list>
      <text:h text:style-name="P5" text:outline-level="2"><text:bookmark-start text:name="__RefHeading___Toc980_2218830826"/>Порог<text:bookmark-end text:name="__RefHeading___Toc980_2218830826"/></text:h>
      <text:p text:style-name="P75"><draw:frame draw:style-name="fr1" draw:name="Object107" text:anchor-type="as-char" svg:y="-0.386cm" svg:width="4.157cm" svg:height="0.508cm" draw:z-index="100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02">где<draw:frame draw:style-name="fr1" draw:name="Object108" text:anchor-type="as-char" svg:y="-0.377cm" svg:width="0.349cm" svg:height="0.467cm" draw:z-index="102"><draw:object xlink:href="./Object 108" xlink:type="simple" xlink:show="embed" xlink:actuate="onLoad"/><draw:image xlink:href="./ObjectReplacements/Object 108" xlink:type="simple" xlink:show="embed" xlink:actuate="onLoad"/></draw:frame>— порог классификатора. То есть, уверенность должна превышать<draw:frame draw:style-name="fr1" draw:name="Object109" text:anchor-type="as-char" svg:y="-0.377cm" svg:width="0.503cm" svg:height="0.467cm" draw:z-index="103"><draw:object xlink:href="./Object 109" xlink:type="simple" xlink:show="embed" xlink:actuate="onLoad"/><draw:image xlink:href="./ObjectReplacements/Object 109" xlink:type="simple" xlink:show="embed" xlink:actuate="onLoad"/></draw:frame></text:p>
      <text:h text:style-name="P5" text:outline-level="2"><text:bookmark-start text:name="__RefHeading___Toc1190_1499936791"/>Функция потерь в классификации<text:bookmark-end text:name="__RefHeading___Toc1190_1499936791"/></text:h>
      <text:p text:style-name="P103">1. Бинарная функция потерь (<text:span text:style-name="T68">zero-one loss</text:span>):</text:p>
      <text:p text:style-name="P105"><draw:frame draw:style-name="fr1" draw:name="Object110" text:anchor-type="as-char" svg:y="-0.386cm" svg:width="2.97cm" svg:height="0.508cm" draw:z-index="104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03">Функционал ошибки <text:span text:style-name="T66">(доля объектов на которых модель ошибается)</text:span>:</text:p>
      <text:p text:style-name="P105"><text:soft-page-break/><draw:frame draw:style-name="fr1" draw:name="Object111" text:anchor-type="as-char" svg:y="-0.713cm" svg:width="4.847cm" svg:height="1.139cm" draw:z-index="116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03">Доля верных ответов (<text:span text:style-name="T68">accuracy</text:span>):</text:p>
      <text:p text:style-name="P105"><draw:frame draw:style-name="fr1" draw:name="Object112" text:anchor-type="as-char" svg:y="-0.713cm" svg:width="4.847cm" svg:height="1.139cm" draw:z-index="5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3"><text:span text:style-name="T65">Функционал ошибки</text:span> линейного классификатора:</text:p>
      <text:p text:style-name="P105"><draw:frame draw:style-name="fr1" draw:name="Object113" text:anchor-type="as-char" svg:y="-0.713cm" svg:width="5.346cm" svg:height="1.139cm" draw:z-index="6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107">Чтобы получить дифференцируемость <text:span text:style-name="T67">функционала ошибки</text:span>, используется «верхняя оценка».</text:p>
      <text:p text:style-name="P109">Пример обучения логистической функции потерь:</text:p>
      <text:p text:style-name="P108"><draw:frame draw:style-name="fr1" draw:name="Object116" text:anchor-type="as-char" svg:y="-0.713cm" svg:width="8.35cm" svg:height="1.139cm" draw:z-index="7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110">Градиент:</text:p>
      <text:p text:style-name="P111"><draw:frame draw:style-name="fr1" draw:name="Object117" text:anchor-type="as-char" svg:y="-0.713cm" svg:width="7.133cm" svg:height="1.162cm" draw:z-index="20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12">Градиентный спуск:</text:p>
      <text:p text:style-name="P113"><draw:frame draw:style-name="fr1" draw:name="Object118" text:anchor-type="as-char" svg:y="-0.713cm" svg:width="6.772cm" svg:height="1.162cm" draw:z-index="24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12">Регуляризация:</text:p>
      <text:p text:style-name="P113"><draw:frame draw:style-name="fr1" draw:name="Object119" text:anchor-type="as-char" svg:y="-0.713cm" svg:width="7.869cm" svg:height="1.139cm" draw:z-index="25"><draw:object xlink:href="./Object 119" xlink:type="simple" xlink:show="embed" xlink:actuate="onLoad"/><draw:image xlink:href="./ObjectReplacements/Object 119" xlink:type="simple" xlink:show="embed" xlink:actuate="onLoad"/></draw:frame></text:p>
      <text:h text:style-name="P5" text:outline-level="2"><text:bookmark-start text:name="__RefHeading___Toc1192_1499936791"/>Метрики качества<text:bookmark-end text:name="__RefHeading___Toc1192_1499936791"/></text:h>
      <text:p text:style-name="P104">Доля верных ответов (<text:span text:style-name="T68">accuracy</text:span>):</text:p>
      <text:p text:style-name="P106"><draw:frame draw:style-name="fr1" draw:name="Object120" text:anchor-type="as-char" svg:y="-0.713cm" svg:width="4.847cm" svg:height="1.139cm" draw:z-index="26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128">Имеем проблемы при несбалансированной выборке, когда объектов одного класса существенно больше. В такой ситуации даже «константные модели» могут давать высокую долю верных ответов.</text:p>
      <text:p text:style-name="P114">Точность (<text:span text:style-name="T68">precision</text:span>) — отношение правильных положительных ответов модели, к общему числу положительных ответов модели.</text:p>
      <text:p text:style-name="P114">Полнота (<text:span text:style-name="T68">recall</text:span>) — отношение правильных положительных ответов модели к общему количеству положительных ответов в выборке.</text:p>
      <text:p text:style-name="P115">Необходимо совместить точность и полноту и оптимизировать по этому совмещённому параметру.</text:p>
      <text:p text:style-name="P115">F-мера (гармоническое среднее):</text:p>
      <text:p text:style-name="P116"><draw:frame draw:style-name="fr1" draw:name="Object121" text:anchor-type="as-char" svg:y="-0.711cm" svg:width="5.514cm" svg:height="1.162cm" draw:z-index="35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17"><text:soft-page-break/>Геометрическое среднее:</text:p>
      <text:p text:style-name="P119"><draw:frame draw:style-name="fr1" draw:name="Object122" text:anchor-type="as-char" svg:y="-0.413cm" svg:width="4.15cm" svg:height="0.504cm" draw:z-index="4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17">Area <text:span text:style-name="T69">U</text:span>nder <text:span text:style-name="T69">C</text:span>urve — <text:span text:style-name="T69">P</text:span>recision <text:span text:style-name="T69">R</text:span>ecall <text:span text:style-name="T69">C</text:span>urve (AUC-PRC).</text:p>
      <text:p text:style-name="P120">Кривая по оси x — recall, y — precision.</text:p>
      <text:p text:style-name="P118"><text:span text:style-name="T69">Area Under Curve </text:span>—<text:span text:style-name="T69"> </text:span>Receiver Operating Characteristic <text:span text:style-name="T69">(AUC-ROC).</text:span></text:p>
      <text:p text:style-name="P121"><text:span text:style-name="T71">По оси x — </text:span>False Positive Rate — <text:span text:style-name="T71">количество неверных срабатываний к размеру отрицательной выборки.</text:span></text:p>
      <text:p text:style-name="P121"><text:span text:style-name="T71">По оси y — </text:span>True Positive Rate — <text:span text:style-name="T71">количество верных срабатываний к размеру позитивной выборки.</text:span></text:p>
      <text:h text:style-name="P6" text:outline-level="1"><text:bookmark-start text:name="__RefHeading___Toc1194_1499936791"/>6 Методы линейной классификации<text:bookmark-end text:name="__RefHeading___Toc1194_1499936791"/></text:h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text-align="start" style:justify-single-word="false" fo:orphans="2" fo:widows="2" fo:text-indent="0cm" style:auto-text-indent="false" style:writing-mode="lr-tb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align="start" style:justify-single-word="false" fo:orphans="2" fo:widows="2" fo:text-indent="0cm" style:auto-text-indent="false" style:writing-mode="lr-tb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align="start" style:justify-single-word="false" fo:orphans="2" fo:widows="2" fo:text-indent="0cm" style:auto-text-indent="false" style:writing-mode="lr-tb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align="start" style:justify-single-word="false" fo:orphans="2" fo:widows="2" fo:text-indent="0cm" style:auto-text-indent="false" style:writing-mode="lr-tb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text-align="start" style:justify-single-word="false" fo:orphans="2" fo:widows="2" fo:text-indent="0cm" style:auto-text-indent="false" style:writing-mode="lr-tb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text-underline-style="solid" style:text-underline-width="auto" style:text-underline-color="font-color"/>
    </style:style>
    <style:style style:name="Footnote" style:family="paragraph" style:parent-style-name="Standard" style:default-outline-level="" style:class="extra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paragraph" style:default-outline-level="">
      <style:paragraph-properties fo:line-height="150%" fo:text-align="start" style:justify-single-word="false" fo:orphans="2" fo:widows="2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align="start" style:justify-single-word="false" fo:orphans="2" fo:widows="2" fo:text-indent="0cm" style:auto-text-indent="false" style:writing-mode="lr-tb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align="start" style:justify-single-word="false" fo:orphans="2" fo:widows="2" fo:text-indent="0cm" style:auto-text-indent="false" style:writing-mode="lr-tb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align="start" style:justify-single-word="false" fo:orphans="2" fo:widows="2" fo:text-indent="0cm" style:auto-text-indent="false" style:writing-mode="lr-tb"/>
    </style:style>
    <style:style style:name="Sub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paragraph" style:default-outline-level="">
      <style:paragraph-properties fo:margin-left="3.175cm" fo:margin-right="0cm" fo:text-align="start" style:justify-single-word="false" fo:orphans="2" fo:widows="2" fo:text-indent="0cm" style:auto-text-indent="false" style:writing-mode="lr-tb"/>
    </style:style>
    <style:style style:name="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212cm" fo:margin-bottom="0.212cm" loext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andard" style:family="text">
      <style:text-properties style:font-name="XO Thames" fo:font-family="'XO Thames'" style:font-family-generic="roman" style:font-pitch="variable" fo:font-size="12pt" style:font-size-asian="12pt"/>
    </style:style>
    <style:style style:name="Contents_20_2" style:display-name="Contents 2" style:family="text"/>
    <style:style style:name="Contents_20_4" style:display-name="Contents 4" style:family="text"/>
    <style:style style:name="Contents_20_6" style:display-name="Contents 6" style:family="text"/>
    <style:style style:name="Contents_20_7" style:display-name="Contents 7" style:family="text"/>
    <style:style style:name="Heading_20_3" style:display-name="Heading 3" style:family="text"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text"/>
    <style:style style:name="Heading_20_5" style:display-name="Heading 5" style:family="text"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" style:family="text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/>
    <style:style style:name="Contents_20_8" style:display-name="Contents 8" style:family="text"/>
    <style:style style:name="Contents_20_5" style:display-name="Contents 5" style:family="text"/>
    <style:style style:name="Subtitle" style:family="text"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text"/>
    <style:style style:name="Title" style:family="text"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text"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text"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3DT21H33M20S</meta:editing-duration>
    <meta:generator>LibreOffice/6.1.5.2$Linux_X86_64 LibreOffice_project/10$Build-2</meta:generator>
    <dc:date>2020-03-12T00:38:04.591785834</dc:date>
    <meta:editing-cycles>79</meta:editing-cycles>
    <meta:document-statistic meta:table-count="0" meta:image-count="0" meta:object-count="122" meta:page-count="11" meta:paragraph-count="250" meta:word-count="1247" meta:character-count="9485" meta:non-whitespace-character-count="8380"/>
    <meta:user-defined meta:name="DocSecurity" meta:value-type="float">0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</mrow>
      <mtable>
        <mtr>
          <mtd columnalign="left">
            <mi>l</mi>
          </mtd>
        </mtr>
        <mtr>
          <mtd>
            <mrow>
              <mi>i</mi>
              <mo stretchy="false">=</mo>
              <mn>1</mn>
            </mrow>
          </mtd>
        </mtr>
      </mtable>
      <mi>.</mi>
    </mrow>
    <annotation encoding="StarMath 5.0">X=(x_{i}, y_{i}) binom{alignl l}{i=1} .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qr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)</mo>
              </mrow>
              <mn>2</mn>
            </msup>
          </mrow>
        </msqrt>
      </mrow>
      <mi>.</mi>
    </mrow>
    <annotation encoding="StarMath 5.0">%rho( x,z )= sqrt{ sum from{j=1} to{d} ( x_{j}-z_{j} )^{2} } .</annotation>
  </semantics>
</math>
</file>

<file path=Object 100/content.xml><?xml version="1.0" encoding="utf-8"?>
<math xmlns="http://www.w3.org/1998/Math/MathML" display="block">
  <semantics>
    <mi>x</mi>
    <annotation encoding="StarMath 5.0">x</annotation>
  </semantics>
</math>
</file>

<file path=Object 101/content.xml><?xml version="1.0" encoding="utf-8"?>
<math xmlns="http://www.w3.org/1998/Math/MathML" display="block">
  <semantics>
    <mi>x</mi>
    <annotation encoding="StarMath 5.0">x</annotation>
  </semantics>
</math>
</file>

<file path=Object 102/content.xml><?xml version="1.0" encoding="utf-8"?>
<math xmlns="http://www.w3.org/1998/Math/MathML" display="block">
  <semantics>
    <mi>x</mi>
    <annotation encoding="StarMath 5.0">x</annotation>
  </semantics>
</math>
</file>

<file path=Object 103/content.xml><?xml version="1.0" encoding="utf-8"?>
<math xmlns="http://www.w3.org/1998/Math/MathML" display="block">
  <semantics>
    <mrow>
      <mi>х</mi>
      <mi>.</mi>
    </mrow>
    <annotation encoding="StarMath 5.0">х.</annotation>
  </semantics>
</math>
</file>

<file path=Object 104/content.xml><?xml version="1.0" encoding="utf-8"?>
<math xmlns="http://www.w3.org/1998/Math/MathML" display="block">
  <semantics>
    <mfrac>
      <mrow>
        <mo fence="true" stretchy="false">⟨</mo>
        <mrow>
          <mrow>
            <mi>w</mi>
            <mi>,</mi>
            <mi>x</mi>
          </mrow>
        </mrow>
        <mo fence="true" stretchy="false">⟩</mo>
      </mrow>
      <mrow>
        <mo fence="true" stretchy="false">‖</mo>
        <mrow>
          <mi>w</mi>
        </mrow>
        <mo fence="true" stretchy="false">‖</mo>
      </mrow>
    </mfrac>
    <annotation encoding="StarMath 5.0">{langle w, x rangle} over ldline w rdline </annotation>
  </semantics>
</math>
</file>

<file path=Object 105/content.xml><?xml version="1.0" encoding="utf-8"?>
<math xmlns="http://www.w3.org/1998/Math/MathML" display="block">
  <semantics>
    <mrow>
      <mrow>
        <mo fence="true" stretchy="false">⟨</mo>
        <mrow>
          <mrow>
            <mi>w</mi>
            <mi>,</mi>
            <mi>x</mi>
          </mrow>
        </mrow>
        <mo fence="true" stretchy="false">⟩</mo>
      </mrow>
      <mi>,</mi>
    </mrow>
    <annotation encoding="StarMath 5.0">langle w, x rangle ,</annotation>
  </semantics>
</math>
</file>

<file path=Object 106/content.xml><?xml version="1.0" encoding="utf-8"?>
<math xmlns="http://www.w3.org/1998/Math/MathML" display="block">
  <semantics>
    <mrow>
      <mrow>
        <msub>
          <mi>M</mi>
          <mi>i</mi>
        </msub>
        <mo stretchy="false">=</mo>
        <msub>
          <mi>y</mi>
          <mi>i</mi>
        </msub>
      </mrow>
      <mrow>
        <mo fence="true" stretchy="false">⟨</mo>
        <mrow>
          <mrow>
            <mi>w</mi>
            <mi>,</mi>
            <mi>x</mi>
          </mrow>
        </mrow>
        <mo fence="true" stretchy="false">⟩</mo>
      </mrow>
      <mi>.</mi>
    </mrow>
    <annotation encoding="StarMath 5.0">M_i = y_i langle w, x rangle .</annotation>
  </semantics>
</math>
</file>

<file path=Object 10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row>
              <mo fence="true" stretchy="false">⟨</mo>
              <mrow>
                <mrow>
                  <mi>w</mi>
                  <mi>,</mi>
                  <mi>x</mi>
                </mrow>
              </mrow>
              <mo fence="true" stretchy="false">⟩</mo>
            </mrow>
            <mo stretchy="false">−</mo>
            <mi>t</mi>
          </mrow>
        </mrow>
        <mo fence="true" stretchy="false">)</mo>
      </mrow>
      <mi>,</mi>
    </mrow>
    <annotation encoding="StarMath 5.0">a(x) = sign ( langle w, x rangle - t) , </annotation>
  </semantics>
</math>
</file>

<file path=Object 108/content.xml><?xml version="1.0" encoding="utf-8"?>
<math xmlns="http://www.w3.org/1998/Math/MathML" display="block">
  <semantics>
    <mi>t</mi>
    <annotation encoding="StarMath 5.0">t</annotation>
  </semantics>
</math>
</file>

<file path=Object 109/content.xml><?xml version="1.0" encoding="utf-8"?>
<math xmlns="http://www.w3.org/1998/Math/MathML" display="block">
  <semantics>
    <mrow>
      <mi>t</mi>
      <mi>.</mi>
    </mrow>
    <annotation encoding="StarMath 5.0">t.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|</mo>
            <mrow>
              <mrow>
                <msub>
                  <mi>x</mi>
                  <mi>j</mi>
                </msub>
                <mo stretchy="false">−</mo>
                <msub>
                  <mi>z</mi>
                  <mi>j</mi>
                </msub>
              </mrow>
            </mrow>
            <mo fence="true" stretchy="false">|</mo>
          </mrow>
        </mrow>
      </mrow>
      <mi>.</mi>
    </mrow>
    <annotation encoding="StarMath 5.0">%rho( x,z )= sum from{j=1} to{d} lline x_{j}-z_{j} rline .</annotation>
  </semantics>
</math>
</file>

<file path=Object 110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false">[</mo>
          <mrow>
            <mrow>
              <mi>a</mi>
              <mo stretchy="false">≠</mo>
              <mi>y</mi>
            </mrow>
          </mrow>
          <mo fence="true" stretchy="false">]</mo>
        </mrow>
      </mrow>
    </mrow>
    <annotation encoding="StarMath 5.0">L(y, a) = [a &lt;&gt; y]</annotation>
  </semantics>
</math>
</file>

<file path=Object 1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a, X) = 1 over l sum from i=1 to l [a(x_i) &lt;&gt; y_i] .</annotation>
  </semantics>
</math>
</file>

<file path=Object 11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a, X) = 1 over l sum from i=1 to l [a(x_i) = y_i] .</annotation>
  </semantics>
</math>
</file>

<file path=Object 1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row>
                <mrow>
                  <mo fence="true" stretchy="false">⟨</mo>
                  <mrow>
                    <mrow>
                      <mi>w</mi>
                      <mi>,</mi>
                      <msub>
                        <mi>x</mi>
                        <mi>i</mi>
                      </msub>
                    </mrow>
                  </mrow>
                  <mo fence="true" stretchy="false">⟩</mo>
                </mrow>
                <mo stretchy="false">&lt;</mo>
                <mn>0</mn>
              </mrow>
            </mrow>
          </mrow>
          <mo fence="true" stretchy="false">]</mo>
        </mrow>
      </mrow>
      <mi>.</mi>
    </mrow>
    <annotation encoding="StarMath 5.0">Q(a, X) = 1 over l sum from i=1 to l [y_i langle w, x_i rangle &lt; 0] .</annotation>
  </semantics>
</math>
</file>

<file path=Object 114/content.xml><?xml version="1.0" encoding="utf-8"?>
<math xmlns="http://www.w3.org/1998/Math/MathML" display="block">
  <semantics>
    <mrow>
      <msub>
        <mi>M</mi>
        <mi>i</mi>
      </msub>
      <mo stretchy="false">&gt;</mo>
      <mn>0</mn>
    </mrow>
    <annotation encoding="StarMath 5.0">M_i &gt; 0</annotation>
  </semantics>
</math>
</file>

<file path=Object 115/content.xml><?xml version="1.0" encoding="utf-8"?>
<math xmlns="http://www.w3.org/1998/Math/MathML" display="block">
  <semantics>
    <mrow>
      <msub>
        <mi>M</mi>
        <mi>i</mi>
      </msub>
      <mo stretchy="false">&lt;</mo>
      <mn>0</mn>
    </mrow>
    <annotation encoding="StarMath 5.0">M_i &lt; 0</annotation>
  </semantics>
</math>
</file>

<file path=Object 116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i>log</mi>
      </mrow>
      <mrow>
        <mrow>
          <mo fence="true" stretchy="false">(</mo>
          <mrow>
            <mrow>
              <mrow>
                <mn>1</mn>
                <mo stretchy="false">+</mo>
                <mi>exp</mi>
              </mrow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⟩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→</mo>
        <munder>
          <mi mathvariant="italic">min</mi>
          <mi>w</mi>
        </munder>
      </mrow>
      <mi>.</mi>
    </mrow>
    <annotation encoding="StarMath 5.0">tilde Q (w, X) = 1 over l sum from i=1 to l log (1 + exp(-y_i langle w, x_i rangle)) toward  min csub{w} .</annotation>
  </semantics>
</math>
</file>

<file path=Object 117/content.xml><?xml version="1.0" encoding="utf-8"?>
<math xmlns="http://www.w3.org/1998/Math/MathML" display="block">
  <semantics>
    <mrow>
      <msub>
        <mo stretchy="false">∇</mo>
        <mi>w</mi>
      </msub>
      <mover accent="true">
        <mi>Q</mi>
        <mo stretchy="false">~</mo>
      </mover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row>
          <mo stretchy="false">−</mo>
          <mfrac>
            <mn>1</mn>
            <mi>l</mi>
          </mfrac>
        </mrow>
      </mrow>
      <mrow>
        <munderover>
          <mo stretchy="false">∑</mo>
          <mrow>
            <mi>i</mi>
            <mo stretchy="false">=</mo>
            <mn>1</mn>
          </mrow>
          <mi>l</mi>
        </munderover>
        <mfrac>
          <mrow>
            <msub>
              <mi>y</mi>
              <mi>i</mi>
            </msub>
            <msub>
              <mi>x</mi>
              <mi>i</mi>
            </msub>
          </mrow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sub>
                    <mi>y</mi>
                    <mi>i</mi>
                  </msub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</mrow>
              </mrow>
              <mo fence="true" stretchy="false">)</mo>
            </mrow>
          </mrow>
        </mfrac>
      </mrow>
      <mi>.</mi>
    </mrow>
    <annotation encoding="StarMath 5.0">nabla_w tilde Q ( w, X ) = - { 1 over l } sum from i=1 to l { {y_i x_i}  over  { 1 + exp(y_i langle w, x_i rangle)} } .</annotation>
  </semantics>
</math>
</file>

<file path=Object 118/content.xml><?xml version="1.0" encoding="utf-8"?>
<math xmlns="http://www.w3.org/1998/Math/MathML" display="block">
  <semantics>
    <mrow>
      <mrow>
        <msup>
          <mi>w</mi>
          <mrow>
            <mo fence="true" stretchy="false">(</mo>
            <mrow>
              <mi>t</mi>
            </mrow>
            <mo fence="true" stretchy="false">)</mo>
          </mrow>
        </msup>
        <mo stretchy="false">=</mo>
        <mrow>
          <msup>
            <mi>w</mi>
            <mrow>
              <mo fence="true" stretchy="false">(</mo>
              <mrow>
                <mrow>
                  <mi>t</mi>
                  <mo stretchy="false">−</mo>
                  <mn>1</mn>
                </mrow>
              </mrow>
              <mo fence="true" stretchy="false">)</mo>
            </mrow>
          </msup>
          <mo stretchy="false">+</mo>
          <mi>η</mi>
        </mrow>
      </mrow>
      <mfrac>
        <mn>1</mn>
        <mi>l</mi>
      </mfrac>
      <mrow>
        <munderover>
          <mo stretchy="false">∑</mo>
          <mrow>
            <mi>i</mi>
            <mo stretchy="false">=</mo>
            <mn>1</mn>
          </mrow>
          <mi>l</mi>
        </munderover>
        <mfrac>
          <mrow>
            <msub>
              <mi>y</mi>
              <mi>i</mi>
            </msub>
            <msub>
              <mi>x</mi>
              <mi>i</mi>
            </msub>
          </mrow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sub>
                    <mi>y</mi>
                    <mi>i</mi>
                  </msub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</mrow>
              </mrow>
              <mo fence="true" stretchy="false">)</mo>
            </mrow>
          </mrow>
        </mfrac>
      </mrow>
      <mi>.</mi>
    </mrow>
    <annotation encoding="StarMath 5.0">w^(t)=w^(t-1) + %eta 1 over l sum from i=1 to l {{y_i x_i} over {1 + exp(y_i langle w, x_i rangle ) }} .</annotation>
  </semantics>
</math>
</file>

<file path=Object 119/content.xml><?xml version="1.0" encoding="utf-8"?>
<math xmlns="http://www.w3.org/1998/Math/MathML" display="block">
  <semantics>
    <mrow>
      <mfrac>
        <mn>1</mn>
        <mi>l</mi>
      </mfrac>
      <mrow>
        <munderover>
          <mo stretchy="false">∑</mo>
          <mrow>
            <mi>i</mi>
            <mo stretchy="false">=</mo>
            <mn>1</mn>
          </mrow>
          <mi>l</mi>
        </munderover>
        <mi>log</mi>
      </mrow>
      <mrow>
        <mrow>
          <mo fence="true" stretchy="false">(</mo>
          <mrow>
            <mrow>
              <mrow>
                <mn>1</mn>
                <mo stretchy="false">+</mo>
                <mi>exp</mi>
              </mrow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⟩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λ</mi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  <mi>.</mi>
    </mrow>
    <annotation encoding="StarMath 5.0">1 over l sum from i=1 to l log (1 + exp(-y_i langle w, x_i rangle)) + %lambda ldline w rdline ^2 toward  min csub{w} .</annotation>
  </semantics>
</math>
</file>

<file path=Object 1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o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|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|</mo>
              </mrow>
              <mi>p</mi>
            </msup>
          </mrow>
          <mi>p</mi>
        </mroot>
      </mrow>
      <mi>.</mi>
    </mrow>
    <annotation encoding="StarMath 5.0">%rho( x,z ) = nroot{p}{ sum from{j=1} to{d} lline x_{j}-z_{j} rline  ^{p} } .</annotation>
  </semantics>
</math>
</file>

<file path=Object 12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a, X) = 1 over l sum from i=1 to l [a(x_i) = y_i] .</annotation>
  </semantics>
</math>
</file>

<file path=Object 121/content.xml><?xml version="1.0" encoding="utf-8"?>
<math xmlns="http://www.w3.org/1998/Math/MathML" display="block">
  <semantics>
    <mrow>
      <mrow>
        <mi>F</mi>
        <mo stretchy="false">=</mo>
        <mfrac>
          <mrow>
            <mrow>
              <mo fence="true" stretchy="false">(</mo>
              <mrow>
                <mrow>
                  <mn>1</mn>
                  <mo stretchy="false">+</mo>
                  <msup>
                    <mi>β</mi>
                    <mrow>
                      <mspace width="2em"/>
                      <mn>2</mn>
                    </mrow>
                  </msup>
                </mrow>
              </mrow>
              <mo fence="true" stretchy="false">)</mo>
            </mrow>
            <mo stretchy="false">∗</mo>
            <mi mathvariant="italic">precision</mi>
            <mo stretchy="false">∗</mo>
            <mi mathvariant="italic">recall</mi>
          </mrow>
          <mrow>
            <mrow>
              <msup>
                <mi>β</mi>
                <mrow>
                  <mspace width="2em"/>
                  <mn>2</mn>
                </mrow>
              </msup>
              <mo stretchy="false">∗</mo>
              <mi mathvariant="italic">precision</mi>
            </mrow>
            <mo stretchy="false">+</mo>
            <mi mathvariant="italic">recall</mi>
          </mrow>
        </mfrac>
      </mrow>
      <mi>.</mi>
    </mrow>
    <annotation encoding="StarMath 5.0">F = {(1+%beta^{~2}) * precision * recall } over {%beta^{~2} * precision + recall} .</annotation>
  </semantics>
</math>
</file>

<file path=Object 122/content.xml><?xml version="1.0" encoding="utf-8"?>
<math xmlns="http://www.w3.org/1998/Math/MathML" display="block">
  <semantics>
    <mrow>
      <mrow>
        <mi>G</mi>
        <mo stretchy="false">=</mo>
        <msqrt>
          <mrow>
            <mi mathvariant="italic">precision</mi>
            <mo stretchy="false">∗</mo>
            <mi mathvariant="italic">recall</mi>
          </mrow>
        </msqrt>
      </mrow>
      <mi>.</mi>
    </mrow>
    <annotation encoding="StarMath 5.0">G =  sqrt{precision * recall} .</annotation>
  </semantics>
</math>
</file>

<file path=Object 13/content.xml><?xml version="1.0" encoding="utf-8"?>
<math xmlns="http://www.w3.org/1998/Math/MathML" display="block">
  <semantics>
    <mrow>
      <mi>p</mi>
      <mo stretchy="false">=</mo>
      <mn>2</mn>
    </mrow>
    <annotation encoding="StarMath 5.0">p = 2</annotation>
  </semantics>
</math>
</file>

<file path=Object 1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[</mo>
            <mrow>
              <mrow>
                <msub>
                  <mi>x</mi>
                  <mi>j</mi>
                </msub>
                <mo stretchy="false">≠</mo>
                <msub>
                  <mi>z</mi>
                  <mi>j</mi>
                </msub>
              </mrow>
            </mrow>
            <mo fence="true" stretchy="false">]</mo>
          </mrow>
        </mrow>
      </mrow>
      <mi>.</mi>
    </mrow>
    <annotation encoding="StarMath 5.0">%rho( x,z ) = sum from{j = 1} to {d} [x_{j} &lt;&gt; z_{j}].</annotation>
  </semantics>
</math>
</file>

<file path=Object 15/content.xml><?xml version="1.0" encoding="utf-8"?>
<math xmlns="http://www.w3.org/1998/Math/MathML" display="block">
  <semantics>
    <mrow>
      <mi>p</mi>
      <mo stretchy="false">=</mo>
      <mn>1,</mn>
    </mrow>
    <annotation encoding="StarMath 5.0">p = 1,</annotation>
  </semantics>
</math>
</file>

<file path=Object 1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= y_i ].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&lt;&gt; y_i ].</annotation>
  </semantics>
</math>
</file>

<file path=Object 18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19/content.xml><?xml version="1.0" encoding="utf-8"?>
<math xmlns="http://www.w3.org/1998/Math/MathML" display="block">
  <semantics>
    <mrow>
      <mrow>
        <msub>
          <mi>w</mi>
          <mi>i</mi>
        </msub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  <mi>,</mi>
    </mrow>
    <annotation encoding="StarMath 5.0">w_i = K left ( { %rho ( x, x_i ) } over h right ),</annotation>
  </semantics>
</math>
</file>

<file path=Object 2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normal">Υ</mi>
      </mrow>
      <mi>,</mi>
      <mrow>
        <mi mathvariant="normal">Υ</mi>
        <mo stretchy="false">=</mo>
        <mrow>
          <mo fence="true" stretchy="false">{</mo>
          <mrow>
            <mrow>
              <mn>1,</mn>
              <mn>...</mn>
              <mi>,</mi>
              <mi>K</mi>
            </mrow>
          </mrow>
          <mo fence="true" stretchy="false">}</mo>
        </mrow>
      </mrow>
      <mi>.</mi>
    </mrow>
    <annotation encoding="StarMath 5.0">y_{i} in %UPSILON, %UPSILON = lbrace 1, ..., K rbrace .</annotation>
  </semantics>
</math>
</file>

<file path=Object 20/content.xml><?xml version="1.0" encoding="utf-8"?>
<math xmlns="http://www.w3.org/1998/Math/MathML" display="block">
  <semantics>
    <mi>ρ</mi>
    <annotation encoding="StarMath 5.0">%rho</annotation>
  </semantics>
</math>
</file>

<file path=Object 21/content.xml><?xml version="1.0" encoding="utf-8"?>
<math xmlns="http://www.w3.org/1998/Math/MathML" display="block">
  <semantics>
    <mrow>
      <mi>K</mi>
      <mrow>
        <mrow>
          <mo fence="true" stretchy="false">(</mo>
          <mrow>
            <mi>z</mi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>π</mi>
              </mrow>
            </mrow>
            <mo fence="true" stretchy="false">)</mo>
          </mrow>
          <mrow>
            <mo stretchy="false">−</mo>
            <mn>0,5</mn>
          </mrow>
        </msup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sup>
              <mi>z</mi>
              <mn>2</mn>
            </msup>
          </mrow>
        </mrow>
        <mo fence="true" stretchy="true">)</mo>
      </mrow>
      <mi>.</mi>
    </mrow>
    <annotation encoding="StarMath 5.0">K( z ) = ( 2 %pi ) ^ { -0,5 } exp left ( - {1 over 2} z^2 right ).</annotation>
  </semantics>
</math>
</file>

<file path=Object 22/content.xml><?xml version="1.0" encoding="utf-8"?>
<math xmlns="http://www.w3.org/1998/Math/MathML" display="block">
  <semantics>
    <mrow>
      <mrow>
        <msub>
          <mi>w</mi>
          <mi>i</mi>
        </msub>
        <mo stretchy="false">=</mo>
        <mfrac>
          <mn>1</mn>
          <mrow>
            <mi>ρ</mi>
            <mrow>
              <mo fence="true" stretchy="false">(</mo>
              <mrow>
                <mrow>
                  <mi>x</mi>
                  <mi>,</mi>
                  <msub>
                    <mi>x</mi>
                    <mi>i</mi>
                  </msub>
                </mrow>
              </mrow>
              <mo fence="true" stretchy="false">)</mo>
            </mrow>
          </mrow>
        </mfrac>
      </mrow>
      <mi>.</mi>
    </mrow>
    <annotation encoding="StarMath 5.0">w_i = 1 over {  %rho ( x, x_i ) }.</annotation>
  </semantics>
</math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2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</mrow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</mrow>
        </mfrac>
      </mrow>
    </mrow>
    <annotation encoding="StarMath 5.0">a( x ) = { sum binom { alignl k } { i = 1 } w_i y_{ (i) } } over { sum binom { alignl k } { i = 1 } w_i }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Q( a, X ) = 1 over l sum from { i = 1 } to  l  ( a ( x_i ) - y_i )^{2}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|</mo>
        </mrow>
      </mrow>
      <mn>.</mn>
    </mrow>
    <annotation encoding="StarMath 5.0">Q( a, X ) = 1 over l sum from { i = 1 } to  l  lline a ( x_i ) - y_i rline.  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w</mi>
            <mn>0</mn>
          </msub>
          <mo stretchy="false">+</mo>
          <msub>
            <mi>w</mi>
            <mn>1</mn>
          </msub>
        </mrow>
      </mrow>
      <mrow>
        <msub>
          <mi>x</mi>
          <mn>1</mn>
        </msub>
        <mo stretchy="false">+</mo>
        <mo stretchy="false">⋯</mo>
        <mo stretchy="false">+</mo>
        <msub>
          <mi>w</mi>
          <mi>d</mi>
        </msub>
      </mrow>
      <mrow>
        <msub>
          <mi>х</mi>
          <mi>d</mi>
        </msub>
        <mo stretchy="false">=</mo>
        <mrow>
          <msub>
            <mi>w</mi>
            <mn>0</mn>
          </msub>
          <mo stretchy="false">+</mo>
          <mrow>
            <mo fence="true" stretchy="false">⟨</mo>
            <mrow>
              <mrow>
                <mi>w</mi>
                <mi>,</mi>
                <mi>x</mi>
              </mrow>
            </mrow>
            <mo fence="true" stretchy="false">⟩</mo>
          </mrow>
        </mrow>
        <mo stretchy="false">=</mo>
        <mrow>
          <msub>
            <mi>w</mi>
            <mn>0</mn>
          </msub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b>
              <mi>w</mi>
              <mi>j</mi>
            </msub>
          </mrow>
        </mrow>
      </mrow>
      <msub>
        <mi>x</mi>
        <mi>j</mi>
      </msub>
      <mi>,</mi>
    </mrow>
    <annotation encoding="StarMath 5.0">a( x ) = w_0 + w_1 x_1 + dotsaxis +w_d х_d = w_0 + langle w, x rangle = w_0 + sum from j=1 to d w_j x_j ,</annotation>
  </semantics>
</math>
</file>

<file path=Object 2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30/content.xml><?xml version="1.0" encoding="utf-8"?>
<math xmlns="http://www.w3.org/1998/Math/MathML" display="block">
  <semantics>
    <mi>d</mi>
    <annotation encoding="StarMath 5.0">d</annotation>
  </semantics>
</math>
</file>

<file path=Object 31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3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</mrow>
      <mi>.</mi>
    </mrow>
    <annotation encoding="StarMath 5.0">a( x ) = langle w, x rangle .</annotation>
  </semantics>
</math>
</file>

<file path=Object 33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, x rangle </annotation>
  </semantics>
</math>
</file>

<file path=Object 34/content.xml><?xml version="1.0" encoding="utf-8"?>
<math xmlns="http://www.w3.org/1998/Math/MathML" display="block">
  <semantics>
    <mi>w</mi>
    <annotation encoding="StarMath 5.0">w</annotation>
  </semantics>
</math>
</file>

<file path=Object 35/content.xml><?xml version="1.0" encoding="utf-8"?>
<math xmlns="http://www.w3.org/1998/Math/MathML" display="block">
  <semantics>
    <mi>х</mi>
    <annotation encoding="StarMath 5.0">х</annotation>
  </semantics>
</math>
</file>

<file path=Object 36/content.xml><?xml version="1.0" encoding="utf-8"?>
<math xmlns="http://www.w3.org/1998/Math/MathML" display="block">
  <semantics>
    <mi>х</mi>
    <annotation encoding="StarMath 5.0">х</annotation>
  </semantics>
</math>
</file>

<file path=Object 37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,</mn>
          </msub>
          <mn>...</mn>
          <mi>,</mi>
          <msub>
            <mi>u</mi>
            <mi>m</mi>
          </msub>
        </mrow>
      </mrow>
      <mi>;</mi>
    </mrow>
    <annotation encoding="StarMath 5.0">U = { u_1, ..., u_m };</annotation>
  </semantics>
</math>
</file>

<file path=Object 38/content.xml><?xml version="1.0" encoding="utf-8"?>
<math xmlns="http://www.w3.org/1998/Math/MathML" display="block">
  <semantics>
    <mrow>
      <msub>
        <mi>x</mi>
        <mi>j</mi>
      </msub>
      <mi mathvariant="normal">: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n>1</mn>
            </msub>
          </mrow>
        </mrow>
        <mo fence="true" stretchy="false">]</mo>
      </mrow>
      <mi>,</mi>
      <mn>...</mn>
      <mi>,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i>m</mi>
            </msub>
          </mrow>
        </mrow>
        <mo fence="true" stretchy="false">]</mo>
      </mrow>
      <mi>;</mi>
    </mrow>
    <annotation encoding="StarMath 5.0">x_j: [ x_j = u_1 ],...,[ x_j = u_m ];</annotation>
  </semantics>
</math>
</file>

<file path=Object 39/content.xml><?xml version="1.0" encoding="utf-8"?>
<math xmlns="http://www.w3.org/1998/Math/MathML" display="block">
  <semantics>
    <mrow>
      <mfrac>
        <mn>1</mn>
        <mi>l</mi>
      </mfrac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=</mo>
        <mfrac>
          <mn>1</mn>
          <mi>l</mi>
        </mfrac>
      </mrow>
      <mrow>
        <msup>
          <mrow>
            <mo fence="true" stretchy="false">‖</mo>
            <mrow>
              <mrow>
                <mi mathvariant="italic">Xw</mi>
                <mo stretchy="false">−</mo>
                <mi>y</mi>
              </mrow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  <mi>,</mi>
    </mrow>
    <annotation encoding="StarMath 5.0">1 over l sum from { i = 1 } to l ( langle w, x_i rangle - y_i )^2 = 1 over l ldline Xw - y rdline ^ 2 toward min csub w ,</annotation>
  </semantics>
</math>
</file>

<file path=Object 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40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z</mi>
            </mrow>
            <mo fence="true" stretchy="false">‖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sup>
            <mi>z</mi>
            <mi>j</mi>
            <mn>2</mn>
          </msubsup>
        </mrow>
      </mrow>
      <mi>.</mi>
    </mrow>
    <annotation encoding="StarMath 5.0">ldline z rdline ^ 2 =  sum from {j=1} to n z^2_j.</annotation>
  </semantics>
</math>
</file>

<file path=Object 41/content.xml><?xml version="1.0" encoding="utf-8"?>
<math xmlns="http://www.w3.org/1998/Math/MathML" display="block">
  <semantics>
    <mi mathvariant="italic">Хw</mi>
    <annotation encoding="StarMath 5.0">Хw</annotation>
  </semantics>
</math>
</file>

<file path=Object 42/content.xml><?xml version="1.0" encoding="utf-8"?>
<math xmlns="http://www.w3.org/1998/Math/MathML" display="block">
  <semantics>
    <mrow>
      <mo fence="true" stretchy="false">‖</mo>
      <mrow>
        <mi>z</mi>
      </mrow>
      <mo fence="true" stretchy="false">‖</mo>
    </mrow>
    <annotation encoding="StarMath 5.0">ldline z rdline</annotation>
  </semantics>
</math>
</file>

<file path=Object 43/content.xml><?xml version="1.0" encoding="utf-8"?>
<math xmlns="http://www.w3.org/1998/Math/MathML" display="block">
  <semantics>
    <mrow>
      <mi>d</mi>
      <mo stretchy="false">+</mo>
      <mn>1.</mn>
    </mrow>
    <annotation encoding="StarMath 5.0">d + 1.</annotation>
  </semantics>
</math>
</file>

<file path=Object 44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.</mi>
    </mrow>
    <annotation encoding="StarMath 5.0">w =(X^T X) ^-1 X^T y.</annotation>
  </semantics>
</math>
</file>

<file path=Object 45/content.xml><?xml version="1.0" encoding="utf-8"?>
<math xmlns="http://www.w3.org/1998/Math/MathML" display="block">
  <semantics>
    <mrow>
      <mi>λ</mi>
      <mi>,</mi>
    </mrow>
    <annotation encoding="StarMath 5.0">%lambda,</annotation>
  </semantics>
</math>
</file>

<file path=Object 4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ldline w rdline ^2 toward  min csub {w} </annotation>
  </semantics>
</math>
</file>

<file path=Object 47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row>
                  <mi>X</mi>
                  <mo stretchy="false">+</mo>
                  <mi>λ</mi>
                </mrow>
                <mi>I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,</mi>
    </mrow>
    <annotation encoding="StarMath 5.0">w =(X^T X + %lambda I) ^-1 X^T y,</annotation>
  </semantics>
</math>
</file>

<file path=Object 48/content.xml><?xml version="1.0" encoding="utf-8"?>
<math xmlns="http://www.w3.org/1998/Math/MathML" display="block">
  <semantics>
    <mrow>
      <mrow>
        <mrow>
          <mi mathvariant="italic">Xw</mi>
          <mo stretchy="false">−</mo>
          <mi>y</mi>
        </mrow>
        <mo stretchy="false">=</mo>
        <mrow>
          <mrow>
            <mrow>
              <mo fence="true" stretchy="true">(</mo>
              <mrow>
                <mtable>
                  <mtr>
                    <mtd>
                      <msub>
                        <mi>x</mi>
                        <mn>11</mn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row>
                          <mn>1</mn>
                          <mi>d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sub>
                        <mi>x</mi>
                        <mrow>
                          <mi>l</mi>
                          <mn>1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i mathvariant="italic">ld</mi>
                      </msub>
                    </mtd>
                  </mtr>
                </mtable>
              </mrow>
              <mo fence="true" stretchy="true">)</mo>
            </mrow>
            <mo stretchy="false">∗</mo>
            <mrow>
              <mo fence="true" stretchy="true">(</mo>
              <mrow>
                <mtable>
                  <mtr>
                    <mtd>
                      <msub>
                        <mi>w</mi>
                        <mn>1</mn>
                      </msub>
                    </mtd>
                  </mtr>
                  <mtr>
                    <mtd>
                      <mo stretchy="false">⋮</mo>
                    </mtd>
                  </mtr>
                  <mtr>
                    <mtd>
                      <msub>
                        <mi>w</mi>
                        <mi>d</mi>
                      </msub>
                    </mtd>
                  </mtr>
                </mtable>
              </mrow>
              <mo fence="true" stretchy="true">)</mo>
            </mrow>
          </mrow>
          <mo stretchy="false">−</mo>
          <mrow>
            <mo fence="true" stretchy="true">(</mo>
            <mrow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d</mi>
                    </msub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row>
                          <mn>1</mn>
                          <mi>i</mi>
                        </mrow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i mathvariant="italic">li</mi>
                      </msub>
                      <mo stretchy="false">−</mo>
                      <msub>
                        <mi>y</mi>
                        <mi>l</mi>
                      </msub>
                    </mrow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n>1</mn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n>1</mn>
                    </msub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l</mi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i>l</mi>
                    </msub>
                  </mrow>
                </mtd>
              </mtr>
            </mtable>
          </mrow>
          <mo fence="true" stretchy="true">)</mo>
        </mrow>
      </mrow>
      <mi>,</mi>
    </mrow>
    <annotation encoding="StarMath 5.0">Xw - y = left ( matrix { x_11#dotsaxis#x_1d##dotsvert#dotsdown#dotsvert##x_l1#dotsaxis#x_ld} right ) * left ( matrix {w_1##dotsvert##w_d } right ) - left ( matrix {y_1##dotsvert##y_d } right ) = left ( matrix { sum from {i=1} to d w_i x_1i - y_1 ## dotsvert ## sum from {i=1} to d w_i x_li - y_l } right ) = left ( matrix { langle w,x_1 rangle - y_1 ## dotsvert ## langle w, x_l rangle - y_l} right ),</annotation>
  </semantics>
</math>
</file>

<file path=Object 49/content.xml><?xml version="1.0" encoding="utf-8"?>
<math xmlns="http://www.w3.org/1998/Math/MathML" display="block">
  <semantics>
    <mi>I</mi>
    <annotation encoding="StarMath 5.0">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 mathvariant="normal">Υ</mi>
          </mrow>
        </munder>
      </mrow>
      <mrow>
        <munderover>
          <mo stretchy="false">∑</mo>
          <mrow>
            <mi>i</mi>
            <mo stretchy="false">=</mo>
            <mn>1</mn>
          </mrow>
          <mi>k</mi>
        </munderover>
        <msub>
          <mi>w</mi>
          <mi>i</mi>
        </msub>
      </mrow>
      <mrow>
        <mo fence="true" stretchy="false">[</mo>
        <mrow>
          <mrow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  <mo stretchy="false">=</mo>
            <mi>y</mi>
          </mrow>
        </mrow>
        <mo fence="true" stretchy="false">]</mo>
      </mrow>
      <mi>,</mi>
    </mrow>
    <annotation encoding="StarMath 5.0">a( x ) = argmax csub{ y in %UPSILON } sum from{i = 1} to k w_i [y_{(i)}=y],</annotation>
  </semantics>
</math>
</file>

<file path=Object 50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row>
          <munderover>
            <mo stretchy="false">∑</mo>
            <mrow>
              <mi>j</mi>
              <mo stretchy="false">=</mo>
              <mn>1</mn>
            </mrow>
            <mi>d</mi>
          </munderover>
          <msup>
            <mrow>
              <mo fence="true" stretchy="false">|</mo>
              <mrow>
                <mi>w</mi>
              </mrow>
              <mo fence="true" stretchy="false">|</mo>
            </mrow>
            <mn>2</mn>
          </msup>
        </mrow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sum from {j=1} to d lline w rline   ^2 toward  min csub {w} </annotation>
  </semantics>
</math>
</file>

<file path=Object 52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4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5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6/content.xml><?xml version="1.0" encoding="utf-8"?>
<math xmlns="http://www.w3.org/1998/Math/MathML" display="block">
  <semantics>
    <mrow>
      <mrow>
        <mi>μ</mi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sup>
          <mi>x</mi>
          <mi>i</mi>
          <mi>j</mi>
        </msubsup>
      </mrow>
    </mrow>
    <annotation encoding="StarMath 5.0">%mu=1 over l sum from {i = 1} to l x^j_i</annotation>
  </semantics>
</math>
</file>

<file path=Object 57/content.xml><?xml version="1.0" encoding="utf-8"?>
<math xmlns="http://www.w3.org/1998/Math/MathML" display="block">
  <semantics>
    <mrow>
      <msub>
        <mi>σ</mi>
        <mi>j</mi>
      </msub>
      <mo stretchy="false">=</mo>
      <msqrt>
        <mrow>
          <mfrac>
            <mn>1</mn>
            <mi>l</mi>
          </mfrac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sup>
              <mrow>
                <mo fence="true" stretchy="false">(</mo>
                <mrow>
                  <mrow>
                    <msubsup>
                      <mi>x</mi>
                      <mi>i</mi>
                      <mi>j</mi>
                    </msubsup>
                    <mo stretchy="false">−</mo>
                    <msub>
                      <mi>μ</mi>
                      <mi>j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j = sqrt {1 over l sum from {i = 1} to l ( x^j_i - %mu_j)^2}</annotation>
  </semantics>
</math>
</file>

<file path=Object 58/content.xml><?xml version="1.0" encoding="utf-8"?>
<math xmlns="http://www.w3.org/1998/Math/MathML" display="block">
  <semantics>
    <mrow>
      <mrow>
        <msubsup>
          <mi>x</mi>
          <mi>i</mi>
          <mi>j</mi>
        </msubsup>
        <mo stretchy="false">=</mo>
        <mfrac>
          <mrow>
            <msubsup>
              <mi>x</mi>
              <mi>i</mi>
              <mi>j</mi>
            </msubsup>
            <mo stretchy="false">−</mo>
            <msub>
              <mi>μ</mi>
              <mi>j</mi>
            </msub>
          </mrow>
          <msub>
            <mi>σ</mi>
            <mi>j</mi>
          </msub>
        </mfrac>
      </mrow>
      <mi>,</mi>
    </mrow>
    <annotation encoding="StarMath 5.0">x^j_i={x^j_i-%mu_j}over{%sigma_j},</annotation>
  </semantics>
</math>
</file>

<file path=Object 5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true">|</mo>
          <mrow>
            <mfrac>
              <mrow>
                <mi>y</mi>
                <mo stretchy="false">−</mo>
                <mi>a</mi>
              </mrow>
              <mi>y</mi>
            </mfrac>
          </mrow>
          <mo fence="true" stretchy="true">|</mo>
        </mrow>
      </mrow>
      <mi>,</mi>
    </mrow>
    <annotation encoding="StarMath 5.0">L(y, a) = left lline {{y-a} over y } right rline ,</annotation>
  </semantics>
</math>
</file>

<file path=Object 6/content.xml><?xml version="1.0" encoding="utf-8"?>
<math xmlns="http://www.w3.org/1998/Math/MathML" display="block">
  <semantics>
    <mrow>
      <msub>
        <mi>p</mi>
        <mi>j</mi>
      </msub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  <mrow>
              <mo fence="true" stretchy="false">[</mo>
              <mrow>
                <mrow>
                  <msub>
                    <mi>y</mi>
                    <mi>i</mi>
                  </msub>
                  <mo stretchy="false">=</mo>
                  <mn>1</mn>
                </mrow>
              </mrow>
              <mo fence="true" stretchy="false">]</mo>
            </mrow>
          </mrow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</mrow>
        </mfrac>
      </mrow>
      <mi>.</mi>
    </mrow>
    <annotation encoding="StarMath 5.0">p_{ j }( c ) = { sum binom{alignl l}{i=1} [x_{ij}=c][y_{i} = 1]  } over {sum binom{alignl l}{i=1} [x_{ij} = c]}.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row>
            <mn>100</mn>
            <mtext>%</mtext>
          </mrow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true">|</mo>
          <mrow>
            <mfrac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  <msub>
                <mi>y</mi>
                <mi>i</mi>
              </msub>
            </mfrac>
          </mrow>
          <mo fence="true" stretchy="true">|</mo>
        </mrow>
      </mrow>
      <mi>.</mi>
    </mrow>
    <annotation encoding="StarMath 5.0">Q(a, X) = {100%} over l sum from i = 1 to l left lline { a(x_i) - y_i } over y_i right rline.</annotation>
  </semantics>
</math>
</file>

<file path=Object 61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frac>
          <mrow>
            <mo fence="true" stretchy="false">|</mo>
            <mrow>
              <mrow>
                <mi>y</mi>
                <mo stretchy="false">−</mo>
                <mi>a</mi>
              </mrow>
            </mrow>
            <mo fence="true" stretchy="false">|</mo>
          </mrow>
          <mrow>
            <mrow>
              <mo fence="true" stretchy="false">(</mo>
              <mrow>
                <mrow>
                  <mrow>
                    <mo fence="true" stretchy="false">|</mo>
                    <mrow>
                      <mi>y</mi>
                    </mrow>
                    <mo fence="true" stretchy="false">|</mo>
                  </mrow>
                  <mo stretchy="false">+</mo>
                  <mrow>
                    <mo fence="true" stretchy="false">|</mo>
                    <mrow>
                      <mi>a</mi>
                    </mrow>
                    <mo fence="true" stretchy="false">|</mo>
                  </mrow>
                </mrow>
              </mrow>
              <mo fence="true" stretchy="false">)</mo>
            </mrow>
            <mo stretchy="false">/</mo>
            <mn>2</mn>
          </mrow>
        </mfrac>
      </mrow>
      <mi>,</mi>
    </mrow>
    <annotation encoding="StarMath 5.0">L(y, a) = { lline y-a rline} over { ( lline y rline + lline a rline)  / 2  } ,</annotation>
  </semantics>
</math>
</file>

<file path=Object 6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row>
            <mn>100</mn>
            <mtext>%</mtext>
          </mrow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frac>
          <mrow>
            <mo fence="true" stretchy="false">|</mo>
            <mrow>
              <mrow>
                <mrow>
                  <msub>
                    <mi>y</mi>
                    <mi>i</mi>
                  </msub>
                  <mo stretchy="false">−</mo>
                  <mi>a</mi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fence="true" stretchy="false">|</mo>
          </mrow>
          <mrow>
            <mrow>
              <mo fence="true" stretchy="false">(</mo>
              <mrow>
                <mrow>
                  <mrow>
                    <mo fence="true" stretchy="false">|</mo>
                    <mrow>
                      <msub>
                        <mi>y</mi>
                        <mi>i</mi>
                      </msub>
                    </mrow>
                    <mo fence="true" stretchy="false">|</mo>
                  </mrow>
                  <mo stretchy="false">+</mo>
                  <mrow>
                    <mo fence="true" stretchy="false">|</mo>
                    <mrow>
                      <mrow>
                        <mi>a</mi>
                        <mrow>
                          <mo fence="true" stretchy="false">(</mo>
                          <mrow>
                            <msub>
                              <mi>x</mi>
                              <mi>i</mi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row>
              </mrow>
              <mo fence="true" stretchy="false">)</mo>
            </mrow>
            <mo stretchy="false">/</mo>
            <mn>2</mn>
          </mrow>
        </mfrac>
      </mrow>
      <mi>.</mi>
    </mrow>
    <annotation encoding="StarMath 5.0">Q(a, X) = {100%} over l sum from {i = 1} to l { { lline y_i - a(x_i) rline} over { ( lline y_i rline + lline a (x_i) rline)  / 2  }} .</annotation>
  </semantics>
</math>
</file>

<file path=Object 6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false">|</mo>
          <mrow>
            <mrow>
              <mi>a</mi>
              <mo stretchy="false">−</mo>
              <mi>y</mi>
            </mrow>
          </mrow>
          <mo fence="true" stretchy="false">|</mo>
        </mrow>
      </mrow>
      <mi>,</mi>
    </mrow>
    <annotation encoding="StarMath 5.0">L(y,a)=lline a- y rline ,</annotation>
  </semantics>
</math>
</file>

<file path=Object 6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i>—</mi>
              <msub>
                <mi>y</mi>
                <mi>i</mi>
              </msub>
            </mrow>
          </mrow>
          <mo fence="true" stretchy="false">|</mo>
        </mrow>
      </mrow>
      <mi>.</mi>
    </mrow>
    <annotation encoding="StarMath 5.0">Q(a,X)=1 over l sum from {i = 1} to l lline a(x_i) — y_i rline .</annotation>
  </semantics>
</math>
</file>

<file path=Object 65/content.xml><?xml version="1.0" encoding="utf-8"?>
<math xmlns="http://www.w3.org/1998/Math/MathML" display="block">
  <semantics>
    <mrow>
      <msub>
        <mi>L</mi>
        <mi>H</mi>
      </msub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n>2</mn>
                    </mfrac>
                    <msup>
                      <mrow>
                        <mo fence="true" stretchy="false">(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n>2</mn>
                    </msup>
                    <mi>,</mi>
                    <mspace width="2em"/>
                    <mrow>
                      <mrow>
                        <mo fence="true" stretchy="false">|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|</mo>
                      </mrow>
                      <mo stretchy="false">&lt;</mo>
                      <mi>δ</mi>
                    </mrow>
                  </mrow>
                </mtd>
              </mtr>
              <mtr>
                <mtd>
                  <mrow>
                    <mi>δ</mi>
                    <mrow>
                      <mo fence="true" stretchy="true">(</mo>
                      <mrow>
                        <mrow>
                          <mrow>
                            <mrow>
                              <mo fence="true" stretchy="false">|</mo>
                              <mrow>
                                <mrow>
                                  <mi>y</mi>
                                  <mo stretchy="false">−</mo>
                                  <mi>a</mi>
                                </mrow>
                              </mrow>
                              <mo fence="true" stretchy="false">|</mo>
                            </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i>δ</mi>
                        </mrow>
                      </mrow>
                      <mo fence="true" stretchy="true">)</mo>
                    </mrow>
                    <mi>,</mi>
                    <mspace width="2em"/>
                    <mrow>
                      <mrow>
                        <mo fence="true" stretchy="false">|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|</mo>
                      </mrow>
                      <mo stretchy="false">≥</mo>
                      <mi>δ</mi>
                    </mrow>
                  </mrow>
                </mtd>
              </mtr>
            </mtable>
          </mrow>
        </mrow>
      </mrow>
      <mi>,</mi>
    </mrow>
    <annotation encoding="StarMath 5.0">L_H(y,a)= left lbrace { binom { 1 over 2 {(y - a)}^{2}, ~ lline y - a rline &lt; %delta} { %delta left ( lline y - a rline - 1 over 2 %delta right ), ~ lline y - a rline &gt;= %delta } } right none ,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>
          <mi>L</mi>
          <mi>H</mi>
        </msub>
      </mrow>
      <mrow>
        <mo fence="true" stretchy="false">(</mo>
        <mrow>
          <mrow>
            <msub>
              <mi>y</mi>
              <mi>i</mi>
            </msub>
            <mi>,</mi>
            <mi>a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</mrow>
    <annotation encoding="StarMath 5.0">Q(a,X)=1 over l sum from {i=1} to l L_H ( y_i, a(x_i)).</annotation>
  </semantics>
</math>
</file>

<file path=Object 67/content.xml><?xml version="1.0" encoding="utf-8"?>
<math xmlns="http://www.w3.org/1998/Math/MathML" display="block">
  <semantics>
    <mrow>
      <mi>a</mi>
      <mo stretchy="false">&gt;</mo>
      <mi>y</mi>
    </mrow>
    <annotation encoding="StarMath 5.0">a &gt; y</annotation>
  </semantics>
</math>
</file>

<file path=Object 68/content.xml><?xml version="1.0" encoding="utf-8"?>
<math xmlns="http://www.w3.org/1998/Math/MathML" display="block">
  <semantics>
    <mrow>
      <mi>a</mi>
      <mo stretchy="false">&lt;</mo>
      <mi>y</mi>
    </mrow>
    <annotation encoding="StarMath 5.0">a &lt; y</annotation>
  </semantics>
</math>
</file>

<file path=Object 69/content.xml><?xml version="1.0" encoding="utf-8"?>
<math xmlns="http://www.w3.org/1998/Math/MathML" display="block">
  <semantics>
    <mi>δ</mi>
    <annotation encoding="StarMath 5.0">%delta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z</mi>
      </mrow>
    </mrow>
    <annotation encoding="StarMath 5.0">%rho (x,z) = 0  dlrarrow x = z</annotation>
  </semantics>
</math>
</file>

<file path=Object 70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(</mo>
          <mrow>
            <mrow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n>1</mn>
                  </msub>
                </mrow>
              </mfrac>
              <mi>,</mi>
              <mo stretchy="false">⋯</mo>
              <mi>,</mi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i>d</mi>
                  </msub>
                </mrow>
              </mfrac>
            </mrow>
          </mrow>
          <mo fence="true" stretchy="true">)</mo>
        </mrow>
      </mrow>
      <mi>.</mi>
    </mrow>
    <annotation encoding="StarMath 5.0">nabla f(x) = left ( {partial f} over {partial x_1}, dotsaxis , {partial f} over {partial x_d} right ).</annotation>
  </semantics>
</math>
</file>

<file path=Object 71/content.xml><?xml version="1.0" encoding="utf-8"?>
<math xmlns="http://www.w3.org/1998/Math/MathML" display="block">
  <semantics>
    <msub>
      <mi>х</mi>
      <mn>0</mn>
    </msub>
    <annotation encoding="StarMath 5.0">х_0</annotation>
  </semantics>
</math>
</file>

<file path=Object 72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frac>
          <mn>2</mn>
          <mi>l</mi>
        </mfrac>
      </mrow>
      <msup>
        <mi>X</mi>
        <mi>T</mi>
      </msup>
      <mrow>
        <mo fence="true" stretchy="false">(</mo>
        <mrow>
          <mrow>
            <mi mathvariant="italic">Xw</mi>
            <mo stretchy="false">−</mo>
            <mi>y</mi>
          </mrow>
        </mrow>
        <mo fence="true" stretchy="false">)</mo>
      </mrow>
      <mi>.</mi>
    </mrow>
    <annotation encoding="StarMath 5.0">nabla Q(w) = 2 over l X^T (Xw - y).</annotation>
  </semantics>
</math>
</file>

<file path=Object 73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i>η</mi>
        </mrow>
      </mrow>
      <mo stretchy="false">∇</mo>
      <mi>Q</mi>
      <mrow>
        <mo fence="true" stretchy="false">(</mo>
        <mrow>
          <msup>
            <mi>w</mi>
            <mrow>
              <mi>t</mi>
              <mo stretchy="false">−</mo>
              <mn>1</mn>
            </mrow>
          </msup>
        </mrow>
        <mo fence="true" stretchy="false">)</mo>
      </mrow>
      <mi>,</mi>
    </mrow>
    <annotation encoding="StarMath 5.0">w^t = w^{t-1} - %eta nabla Q (w^{t-1}),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w</mi>
                <mi>t</mi>
              </msup>
              <mo stretchy="false">−</mo>
              <msup>
                <mi>w</mi>
                <mrow>
                  <mi>t</mi>
                  <mo stretchy="false">−</mo>
                  <mn>1</mn>
                </mrow>
              </msup>
            </mrow>
          </mrow>
          <mo fence="true" stretchy="false">‖</mo>
        </mrow>
        <mo stretchy="false">&lt;</mo>
        <mi>ϵ</mi>
      </mrow>
      <mi>.</mi>
    </mrow>
    <annotation encoding="StarMath 5.0">ldline w^t - w^{t-1} rdline &lt; %epsilon .</annotation>
  </semantics>
</math>
</file>

<file path=Object 75/content.xml><?xml version="1.0" encoding="utf-8"?>
<math xmlns="http://www.w3.org/1998/Math/MathML" display="block">
  <semantics>
    <mi>η</mi>
    <annotation encoding="StarMath 5.0">%eta</annotation>
  </semantics>
</math>
</file>

<file path=Object 76/content.xml><?xml version="1.0" encoding="utf-8"?>
<math xmlns="http://www.w3.org/1998/Math/MathML" display="block">
  <semantics>
    <mi>t</mi>
    <annotation encoding="StarMath 5.0">t</annotation>
  </semantics>
</math>
</file>

<file path=Object 7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i>—</mi>
                <msub>
                  <mi>y</mi>
                  <mi>i</mi>
                </msub>
              </mrow>
            </mrow>
            <mo fence="true" stretchy="false">)</mo>
          </mrow>
          <mn>2</mn>
        </msup>
      </mrow>
      <mi>.</mi>
    </mrow>
    <annotation encoding="StarMath 5.0">Q(a, X) = 1 over l sum from i=1 to l (a(x_i) — y_i )^2 .</annotation>
  </semantics>
</math>
</file>

<file path=Object 78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n>0.</mn>
      </mrow>
    </mrow>
    <annotation encoding="StarMath 5.0">nabla f( x_0 ) = 0.</annotation>
  </semantics>
</math>
</file>

<file path=Object 79/content.xml><?xml version="1.0" encoding="utf-8"?>
<math xmlns="http://www.w3.org/1998/Math/MathML" display="block">
  <semantics>
    <mi>η</mi>
    <annotation encoding="StarMath 5.0">%eta</annotation>
  </semantics>
</math>
</file>

<file path=Object 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z</mi>
            <mi>,</mi>
            <mi>x</mi>
          </mrow>
        </mrow>
        <mo fence="true" stretchy="false">)</mo>
      </mrow>
    </mrow>
    <annotation encoding="StarMath 5.0">%rho (x,z) = %rho (z, x) </annotation>
  </semantics>
</math>
</file>

<file path=Object 80/content.xml><?xml version="1.0" encoding="utf-8"?>
<math xmlns="http://www.w3.org/1998/Math/MathML" display="block">
  <semantics>
    <mrow>
      <msup>
        <mi>w</mi>
        <mn>0</mn>
      </msup>
      <mi>;</mi>
    </mrow>
    <annotation encoding="StarMath 5.0">w^0 ;</annotation>
  </semantics>
</math>
</file>

<file path=Object 81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sub>
            <mi>η</mi>
            <mi>t</mi>
          </msub>
        </mrow>
      </mrow>
      <mfrac>
        <mn>1</mn>
        <mi>m</mi>
      </mfrac>
      <mrow>
        <munderover>
          <mo stretchy="false">∑</mo>
          <mrow>
            <mi>j</mi>
            <mo stretchy="false">=</mo>
            <mn>1</mn>
          </mrow>
          <mi>m</mi>
        </munderover>
        <mo stretchy="false">∇</mo>
      </mrow>
      <mi>L</mi>
      <mrow>
        <mo fence="true" stretchy="true">(</mo>
        <mrow>
          <mrow>
            <msub>
              <mi>y</mi>
              <msub>
                <mi>j</mi>
                <mi>t</mi>
              </msub>
            </msub>
            <mi>,</mi>
            <mi>a</mi>
            <mrow>
              <mo fence="true" stretchy="false">(</mo>
              <mrow>
                <msub>
                  <mi>x</mi>
                  <msub>
                    <mi>j</mi>
                    <mi>t</mi>
                  </msub>
                </msub>
              </mrow>
              <mo fence="true" stretchy="false">)</mo>
            </mrow>
          </mrow>
        </mrow>
        <mo fence="true" stretchy="true">)</mo>
      </mrow>
      <mi>;</mi>
    </mrow>
    <annotation encoding="StarMath 5.0">w^t=w^{t-1}-%eta_t 1 over m sum from j = 1 to m nabla L left ( y_{j_t}, a(x_{j_t}) right );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w</mi>
                <mi>t</mi>
              </msup>
              <mo stretchy="false">−</mo>
              <msup>
                <mi>w</mi>
                <mrow>
                  <mi>t</mi>
                  <mo stretchy="false">−</mo>
                  <mn>1</mn>
                </mrow>
              </msup>
            </mrow>
          </mrow>
          <mo fence="true" stretchy="false">‖</mo>
        </mrow>
        <mo stretchy="false">&lt;</mo>
        <mi>ϵ</mi>
      </mrow>
      <mi>.</mi>
    </mrow>
    <annotation encoding="StarMath 5.0">ldline w^t - w^{t-1} rdline &lt; %epsilon .</annotation>
  </semantics>
</math>
</file>

<file path=Object 83/content.xml><?xml version="1.0" encoding="utf-8"?>
<math xmlns="http://www.w3.org/1998/Math/MathML" display="block">
  <semantics>
    <mrow>
      <msub>
        <mi>i</mi>
        <msub>
          <mn>1</mn>
          <mi>t</mi>
        </msub>
      </msub>
      <mi>,</mi>
      <mo stretchy="false">…</mo>
      <mi>,</mi>
      <msub>
        <mi>i</mi>
        <msub>
          <mi>m</mi>
          <mi>t</mi>
        </msub>
      </msub>
      <mi>.</mi>
    </mrow>
    <annotation encoding="StarMath 5.0">i_{1_t}, dotslow, i_{m_t}.</annotation>
  </semantics>
</math>
</file>

<file path=Object 84/content.xml><?xml version="1.0" encoding="utf-8"?>
<math xmlns="http://www.w3.org/1998/Math/MathML" display="block">
  <semantics>
    <mrow>
      <mi>m</mi>
      <mo stretchy="false">=</mo>
      <mn>1.</mn>
    </mrow>
    <annotation encoding="StarMath 5.0">m = 1.</annotation>
  </semantics>
</math>
</file>

<file path=Object 85/content.xml><?xml version="1.0" encoding="utf-8"?>
<math xmlns="http://www.w3.org/1998/Math/MathML" display="block">
  <semantics>
    <mrow>
      <msub>
        <mi>η</mi>
        <mi>t</mi>
      </msub>
      <mi>,</mi>
    </mrow>
    <annotation encoding="StarMath 5.0">%eta_t,</annotation>
  </semantics>
</math>
</file>

<file path=Object 86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a</mi>
                <mi>—</mi>
                <mi>y</mi>
              </mrow>
            </mrow>
            <mo fence="true" stretchy="false">)</mo>
          </mrow>
          <mn>2</mn>
        </msup>
      </mrow>
      <mi>,</mi>
    </mrow>
    <annotation encoding="StarMath 5.0">L(y, a) = (a — y)^2 ,</annotation>
  </semantics>
</math>
</file>

<file path=Object 87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sub>
            <mi>η</mi>
            <mi>t</mi>
          </msub>
        </mrow>
      </mrow>
      <mo stretchy="false">∇</mo>
      <mi>L</mi>
      <mrow>
        <mo fence="true" stretchy="true">(</mo>
        <mrow>
          <mrow>
            <msub>
              <mi>y</mi>
              <msub>
                <mi>i</mi>
                <mi>t</mi>
              </msub>
            </msub>
            <mi>,</mi>
            <mi>a</mi>
            <mrow>
              <mo fence="true" stretchy="false">(</mo>
              <mrow>
                <msub>
                  <mi>x</mi>
                  <msub>
                    <mi>i</mi>
                    <mi>t</mi>
                  </msub>
                </msub>
              </mrow>
              <mo fence="true" stretchy="false">)</mo>
            </mrow>
          </mrow>
        </mrow>
        <mo fence="true" stretchy="true">)</mo>
      </mrow>
      <mi>;</mi>
    </mrow>
    <annotation encoding="StarMath 5.0">w^t=w^{t-1}-%eta_t nabla L left ( y_{i_t}, a(x_{i_t}) right );</annotation>
  </semantics>
</math>
</file>

<file path=Object 88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row>
          <mo fence="true" stretchy="true">(</mo>
          <mrow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x</mi>
                    <mn>1</mn>
                  </msub>
                </mrow>
              </mfrac>
              <mi>,</mi>
              <mo stretchy="false">⋯</mo>
              <mi>,</mi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x</mi>
                    <mi>d</mi>
                  </msub>
                </mrow>
              </mfrac>
            </mrow>
          </mrow>
          <mo fence="true" stretchy="true">)</mo>
        </mrow>
      </mrow>
      <mi>,</mi>
    </mrow>
    <annotation encoding="StarMath 5.0">nabla Q (w) = left ( {partial Q(w)} over {partial x_1} , dotsaxis , {partial Q(w)} over {partial x_d} right ) ,</annotation>
  </semantics>
</math>
</file>

<file path=Object 89/content.xml><?xml version="1.0" encoding="utf-8"?>
<math xmlns="http://www.w3.org/1998/Math/MathML" display="block">
  <semantics>
    <mrow>
      <mrow>
        <mfrac>
          <mrow>
            <mo stretchy="false">∂</mo>
            <mi>Q</mi>
            <mrow>
              <mo fence="true" stretchy="false">(</mo>
              <mrow>
                <mi>w</mi>
              </mrow>
              <mo fence="true" stretchy="false">)</mo>
            </mrow>
          </mrow>
          <mrow>
            <mo stretchy="false">∂</mo>
            <msub>
              <mi>w</mi>
              <mi>j</mi>
            </msub>
          </mrow>
        </mfrac>
        <mo stretchy="false">=</mo>
        <mfrac>
          <mn>2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>
          <mi>x</mi>
          <mi mathvariant="italic">ij</mi>
        </msub>
      </mrow>
      <mrow>
        <mo fence="true" stretchy="false">(</mo>
        <mrow>
          <mrow>
            <mrow>
              <mo fence="true" stretchy="false">⟨</mo>
              <mrow>
                <mrow>
                  <mi>w</mi>
                  <mi>,</mi>
                  <msub>
                    <mi>x</mi>
                    <mi>i</mi>
                  </msub>
                </mrow>
              </mrow>
              <mo fence="true" stretchy="false">⟩</mo>
            </mrow>
            <mi>—</mi>
            <msub>
              <mi>y</mi>
              <mi>i</mi>
            </msub>
          </mrow>
        </mrow>
        <mo fence="true" stretchy="false">)</mo>
      </mrow>
      <mi>.</mi>
    </mrow>
    <annotation encoding="StarMath 5.0">{partial Q(w)} over {partial w_j} = 2 over l sum from {i = 1} to l x_ij ( langle w, x_i rangle — y_i).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v</mi>
            <mi>,</mi>
            <mi>z</mi>
          </mrow>
        </mrow>
        <mo fence="true" stretchy="false">)</mo>
      </mrow>
    </mrow>
    <annotation encoding="StarMath 5.0">%rho (x,z) &lt;= %rho (x, v) + %rho( v,z )</annotation>
  </semantics>
</math>
</file>

<file path=Object 90/content.xml><?xml version="1.0" encoding="utf-8"?>
<math xmlns="http://www.w3.org/1998/Math/MathML" display="block">
  <semantics>
    <mrow>
      <msup>
        <mi>w</mi>
        <mn>0</mn>
      </msup>
      <mi>;</mi>
    </mrow>
    <annotation encoding="StarMath 5.0">w^0;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  <mi>,</mi>
      <mspace width="2em"/>
      <mrow>
        <mi>y</mi>
        <mo stretchy="false">∈</mo>
        <mrow>
          <mo fence="true" stretchy="false">{</mo>
          <mrow>
            <mrow>
              <mrow>
                <mo stretchy="false">−</mo>
                <mn>1,</mn>
              </mrow>
              <mo stretchy="false">+</mo>
              <mn>1</mn>
            </mrow>
          </mrow>
          <mo fence="true" stretchy="false">}</mo>
        </mrow>
      </mrow>
      <mi>,</mi>
    </mrow>
    <annotation encoding="StarMath 5.0">a(x) = y,~ y in lbrace -1, +1 rbrace ,</annotation>
  </semantics>
</math>
</file>

<file path=Object 9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</annotation>
  </semantics>
</math>
</file>

<file path=Object 9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sub>
                <mi>w</mi>
                <mn>0</mn>
              </msub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d</mi>
                </munderover>
                <msub>
                  <mi>w</mi>
                  <mi>j</mi>
                </msub>
              </mrow>
            </mrow>
            <msub>
              <mi>x</mi>
              <mi>j</mi>
            </msub>
          </mrow>
        </mrow>
        <mo fence="true" stretchy="true">)</mo>
      </mrow>
      <mi>.</mi>
    </mrow>
    <annotation encoding="StarMath 5.0">a(x) = sign  left( w_0 + sum from j=1 to d w_j x_j right ) .</annotation>
  </semantics>
</math>
</file>

<file path=Object 9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false">⟨</mo>
        <mrow>
          <mrow>
            <mi>w</mi>
            <mi>,</mi>
            <mi>x</mi>
          </mrow>
        </mrow>
        <mo fence="true" stretchy="false">⟩</mo>
      </mrow>
      <mi>.</mi>
    </mrow>
    <annotation encoding="StarMath 5.0">a(x) = sign langle w, x rangle .</annotation>
  </semantics>
</math>
</file>

<file path=Object 9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0,</mn>
      </mrow>
    </mrow>
    <annotation encoding="StarMath 5.0">a(x) = 0,</annotation>
  </semantics>
</math>
</file>

<file path=Object 96/content.xml><?xml version="1.0" encoding="utf-8"?>
<math xmlns="http://www.w3.org/1998/Math/MathML" display="block">
  <semantics>
    <mrow>
      <mrow>
        <mo fence="true" stretchy="false">⟨</mo>
        <mrow>
          <mrow>
            <mi>w</mi>
            <mi>,</mi>
            <mi>x</mi>
          </mrow>
        </mrow>
        <mo fence="true" stretchy="false">⟩</mo>
      </mrow>
      <mo stretchy="false">=</mo>
      <mn>0</mn>
    </mrow>
    <annotation encoding="StarMath 5.0">langle w, x rangle = 0</annotation>
  </semantics>
</math>
</file>

<file path=Object 97/content.xml><?xml version="1.0" encoding="utf-8"?>
<math xmlns="http://www.w3.org/1998/Math/MathML" display="block">
  <semantics>
    <mrow>
      <mrow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  <mo stretchy="false">=</mo>
        <mn>0</mn>
      </mrow>
      <mi>,</mi>
    </mrow>
    <annotation encoding="StarMath 5.0">langle w, x rangle = 0 ,</annotation>
  </semantics>
</math>
</file>

<file path=Object 98/content.xml><?xml version="1.0" encoding="utf-8"?>
<math xmlns="http://www.w3.org/1998/Math/MathML" display="block">
  <semantics>
    <mrow>
      <mrow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  <mo stretchy="false">&lt;</mo>
        <mn>0</mn>
      </mrow>
      <mi>,</mi>
    </mrow>
    <annotation encoding="StarMath 5.0">langle w, x rangle &lt; 0 ,</annotation>
  </semantics>
</math>
</file>

<file path=Object 99/content.xml><?xml version="1.0" encoding="utf-8"?>
<math xmlns="http://www.w3.org/1998/Math/MathML" display="block">
  <semantics>
    <mrow>
      <mrow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  <mo stretchy="false">&gt;</mo>
        <mn>0</mn>
      </mrow>
      <mi>,</mi>
    </mrow>
    <annotation encoding="StarMath 5.0">langle w, x rangle &gt; 0 ,</annotation>
  </semantics>
</math>
</file>